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77000003229DACD1A4.jpg"/>
  <manifest:file-entry manifest:media-type="image/jpeg" manifest:full-path="Pictures/1000000000000119000000C5DFE954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utiger-Light" svg:font-family="Frutiger-Light"/>
    <style:font-face style:name="OpenSymbol1" svg:font-family="OpenSymbol"/>
    <style:font-face style:name="DejaVu Sans" svg:font-family="'DejaVu Sans'" style:font-family-generic="swiss"/>
    <style:font-face style:name="Segoe UI" svg:font-family="'Segoe UI'" style:font-family-generic="swiss"/>
    <style:font-face style:name="OpenSymbol" svg:font-family="OpenSymbol" style:font-family-generic="system"/>
    <style:font-face style:name="Courier 10 Pitch" svg:font-family="'Courier 10 Pitch'" style:font-adornments="Predeterminado" style:font-pitch="fixed"/>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NewsGotT" svg:font-family="NewsGotT" style:font-family-generic="system" style:font-pitch="variable"/>
  </office:font-face-decls>
  <office:automatic-styles>
    <style:style style:name="Tabla2" style:family="table">
      <style:table-properties style:width="16.999cm" fo:margin-left="0.079cm" table:align="left"/>
    </style:style>
    <style:style style:name="Tabla2.A" style:family="table-column">
      <style:table-column-properties style:column-width="16.999cm"/>
    </style:style>
    <style:style style:name="Tabla2.A1" style:family="table-cell">
      <style:table-cell-properties fo:padding="0.097cm" fo:border="0.018cm solid #808080"/>
    </style:style>
    <style:style style:name="Tabla3" style:family="table">
      <style:table-properties style:width="16cm" fo:margin-left="0cm" table:align="left"/>
    </style:style>
    <style:style style:name="Tabla3.A" style:family="table-column">
      <style:table-column-properties style:column-width="3.895cm"/>
    </style:style>
    <style:style style:name="Tabla3.B" style:family="table-column">
      <style:table-column-properties style:column-width="5.295cm"/>
    </style:style>
    <style:style style:name="Tabla3.C" style:family="table-column">
      <style:table-column-properties style:column-width="3.879cm"/>
    </style:style>
    <style:style style:name="Tabla3.D" style:family="table-column">
      <style:table-column-properties style:column-width="2.932cm"/>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B1" style:family="table-cell">
      <style:table-cell-properties style:vertical-align="middle" fo:padding="0.097cm" fo:border="0.018cm solid #808080"/>
    </style:style>
    <style:style style:name="Tabla3.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3.B2" style:family="table-cell">
      <style:table-cell-properties style:vertical-align="middle" fo:padding="0.097cm" fo:border-left="0.018cm solid #808080" fo:border-right="0.018cm solid #808080" fo:border-top="none" fo:border-bottom="0.018cm solid #808080"/>
    </style:style>
    <style:style style:name="Tabla3.B5" style:family="table-cell">
      <style:table-cell-properties style:vertical-align="middle" fo:padding="0.097cm" fo:border-left="0.018cm solid #808080" fo:border-right="none" fo:border-top="none" fo:border-bottom="0.018cm solid #808080"/>
    </style:style>
    <style:style style:name="Tabla3.D5" style:family="table-cell" style:data-style-name="N37">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table:align="left"/>
    </style:style>
    <style:style style:name="Tabla4.A" style:family="table-column">
      <style:table-column-properties style:column-width="1.577cm"/>
    </style:style>
    <style:style style:name="Tabla4.B" style:family="table-column">
      <style:table-column-properties style:column-width="5.05cm"/>
    </style:style>
    <style:style style:name="Tabla4.C" style:family="table-column">
      <style:table-column-properties style:column-width="6.431cm"/>
    </style:style>
    <style:style style:name="Tabla4.D" style:family="table-column">
      <style:table-column-properties style:column-width="2.942cm"/>
    </style:style>
    <style:style style:name="Tabla4.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4.D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none" fo:border-top="none" fo:border-bottom="0.018cm solid #808080"/>
    </style:style>
    <style:style style:name="Tabla4.D2" style:family="table-cell" style:data-style-name="N36">
      <style:table-cell-properties style:vertical-align="middle" fo:padding="0.097cm" fo:border-left="0.018cm solid #808080" fo:border-right="0.018cm solid #808080" fo:border-top="none" fo:border-bottom="0.018cm solid #808080"/>
    </style:style>
    <style:style style:name="Tabla4.D3" style:family="table-cell">
      <style:table-cell-properties style:vertical-align="middle" fo:padding="0.097cm" fo:border-left="0.018cm solid #808080" fo:border-right="0.018cm solid #808080" fo:border-top="none" fo:border-bottom="0.018cm solid #808080"/>
    </style:style>
    <style:style style:name="Tabla5" style:family="table">
      <style:table-properties style:width="16cm" fo:margin-left="-0.011cm" table:align="left"/>
    </style:style>
    <style:style style:name="Tabla5.A" style:family="table-column">
      <style:table-column-properties style:column-width="16cm"/>
    </style:style>
    <style:style style:name="Tabla5.A1" style:family="table-cell">
      <style:table-cell-properties style:vertical-align="middle" fo:background-color="#e6e6e6" fo:padding="0.097cm" fo:border="0.018cm solid #808080">
        <style:background-image/>
      </style:table-cell-properties>
    </style:style>
    <style:style style:name="Tabla5.A2" style:family="table-cell">
      <style:table-cell-properties style:vertical-align="middle" fo:padding="0.097cm" fo:border-left="0.018cm solid #808080" fo:border-right="0.018cm solid #808080" fo:border-top="none" fo:border-bottom="0.018cm solid #808080"/>
    </style:style>
    <style:style style:name="P1" style:family="paragraph" style:parent-style-name="Tema">
      <style:paragraph-properties fo:padding="0cm" fo:border-left="none" fo:border-right="none" fo:border-top="none" fo:border-bottom="0.018cm solid #808080" style:shadow="none"/>
      <style:text-properties fo:font-size="44pt" style:font-size-asian="44pt" style:font-size-complex="44pt"/>
    </style:style>
    <style:style style:name="P2" style:family="paragraph" style:parent-style-name="Text_20_body">
      <style:text-properties fo:background-color="transparent"/>
    </style:style>
    <style:style style:name="P3" style:family="paragraph" style:parent-style-name="Text_20_body" style:list-style-name="L1">
      <style:text-properties fo:background-color="#ffff00"/>
    </style:style>
    <style:style style:name="P4" style:family="paragraph" style:parent-style-name="Text_20_body" style:list-style-name="L1">
      <style:text-properties fo:background-color="transparent"/>
    </style:style>
    <style:style style:name="P5" style:family="paragraph" style:parent-style-name="Contents_20_2">
      <style:paragraph-properties fo:margin-left="0cm" fo:margin-right="0cm" fo:text-align="justify" style:justify-single-word="false" fo:text-indent="0cm" style:auto-text-indent="false"/>
      <style:text-properties style:font-name="NewsGotT" fo:font-size="11pt" style:font-size-asian="11pt"/>
    </style:style>
    <style:style style:name="P6" style:family="paragraph" style:parent-style-name="Text_20_body">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Preformatted_20_Text" style:list-style-name="L2">
      <style:paragraph-properties fo:text-align="justify" style:justify-single-word="false"/>
    </style:style>
    <style:style style:name="P9" style:family="paragraph" style:parent-style-name="Text_20_body">
      <style:text-properties style:font-name="NewsGotT" fo:font-size="11pt" style:font-size-asian="11pt"/>
    </style:style>
    <style:style style:name="P10" style:family="paragraph" style:parent-style-name="Preformatted_20_Text">
      <style:paragraph-properties fo:margin-top="0cm" fo:margin-bottom="0.499cm"/>
      <style:text-properties style:font-name="NewsGotT" fo:font-size="11pt" style:font-name-asian="Courier New" style:font-size-asian="11pt" style:font-name-complex="Courier New" style:font-size-complex="10pt"/>
    </style:style>
    <style:style style:name="P11" style:family="paragraph" style:parent-style-name="Preformatted_20_Text">
      <style:paragraph-properties fo:margin-top="0cm" fo:margin-bottom="0.499cm" fo:hyphenation-ladder-count="no-limit"/>
      <style:text-properties fo:hyphenate="false" fo:hyphenation-remain-char-count="0" fo:hyphenation-push-char-count="0"/>
    </style:style>
    <style:style style:name="P12" style:family="paragraph" style:parent-style-name="Table_20_Contents">
      <style:paragraph-properties fo:margin-top="0cm" fo:margin-bottom="0.499cm" fo:text-align="center" style:justify-single-word="false"/>
      <style:text-properties fo:color="#ffffff"/>
    </style:style>
    <style:style style:name="P13" style:family="paragraph" style:parent-style-name="Table_20_Contents">
      <style:paragraph-properties fo:margin-left="0cm" fo:margin-right="0.101cm" fo:margin-top="0cm" fo:margin-bottom="0.199cm" fo:text-align="center" style:justify-single-word="false" fo:text-indent="0cm" style:auto-text-indent="false"/>
    </style:style>
    <style:style style:name="P14" style:family="paragraph" style:parent-style-name="Table_20_Contents">
      <style:paragraph-properties fo:margin-left="0cm" fo:margin-right="0.101cm" fo:text-align="center" style:justify-single-word="false" fo:text-indent="0cm" style:auto-text-indent="false"/>
    </style:style>
    <style:style style:name="P15" style:family="paragraph" style:parent-style-name="Table_20_Contents">
      <style:paragraph-properties fo:margin-left="0cm" fo:margin-right="0.101cm" fo:text-align="center" style:justify-single-word="false" fo:text-indent="0cm" style:auto-text-indent="false"/>
      <style:text-properties style:font-name="Eras Bk BT" fo:font-weight="bold" fo:background-color="transparent" style:font-weight-asian="bold" style:font-size-complex="10pt" style:font-weight-complex="bold"/>
    </style:style>
    <style:style style:name="P16" style:family="paragraph" style:parent-style-name="Footer">
      <style:paragraph-properties fo:text-align="end" style:justify-single-word="false" fo:padding="0cm" fo:border-left="none" fo:border-right="none" fo:border-top="0.009cm solid #808080" fo:border-bottom="none" style:shadow="none">
        <style:tab-stops>
          <style:tab-stop style:position="15.998cm" style:type="right"/>
        </style:tab-stops>
      </style:paragraph-properties>
    </style:style>
    <style:style style:name="P17" style:family="paragraph" style:parent-style-name="Tema">
      <style:paragraph-properties fo:padding="0cm" fo:border-left="none" fo:border-right="none" fo:border-top="none" fo:border-bottom="0.018cm solid #808080" style:shadow="none"/>
    </style:style>
    <style:style style:name="P18" style:family="paragraph" style:parent-style-name="Tema">
      <style:paragraph-properties fo:padding="0cm" fo:border-left="none" fo:border-right="none" fo:border-top="none" fo:border-bottom="0.018cm solid #808080" style:shadow="none"/>
      <style:text-properties fo:font-size="44pt" style:font-size-asian="44pt" style:font-size-complex="44pt"/>
    </style:style>
    <style:style style:name="P19" style:family="paragraph" style:parent-style-name="Text_20_body">
      <style:text-properties fo:background-color="transparent"/>
    </style:style>
    <style:style style:name="P20" style:family="paragraph" style:parent-style-name="Text_20_body">
      <style:paragraph-properties fo:text-align="justify" style:justify-single-word="false"/>
    </style:style>
    <style:style style:name="P21" style:family="paragraph" style:parent-style-name="Text_20_body">
      <style:text-properties fo:color="#000000"/>
    </style:style>
    <style:style style:name="P22" style:family="paragraph" style:parent-style-name="Text_20_body">
      <style:paragraph-properties fo:text-align="justify" style:justify-single-word="false"/>
      <style:text-properties style:font-name="NewsGotT" fo:font-size="11pt" style:font-size-asian="11pt"/>
    </style:style>
    <style:style style:name="P23"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24" style:family="paragraph" style:parent-style-name="Standard">
      <style:text-properties fo:font-size="12pt" style:font-size-asian="12pt"/>
    </style:style>
    <style:style style:name="P25" style:family="paragraph" style:parent-style-name="Standard">
      <style:paragraph-properties fo:break-before="page"/>
    </style:style>
    <style:style style:name="P26" style:family="paragraph" style:parent-style-name="Hoja_20_de_20_Control">
      <style:paragraph-properties fo:text-align="center" style:justify-single-word="false"/>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Nota_20_al_20_pié">
      <style:paragraph-properties fo:text-align="start" style:justify-single-word="false"/>
    </style:style>
    <style:style style:name="P31" style:family="paragraph" style:parent-style-name="Text_20_body">
      <style:paragraph-properties fo:margin-left="0cm" fo:margin-right="0cm" fo:text-align="justify" style:justify-single-word="false" fo:text-indent="0cm" style:auto-text-indent="false"/>
      <style:text-properties style:font-name="NewsGotT" fo:font-size="11pt" style:font-size-asian="11pt"/>
    </style:style>
    <style:style style:name="P32" style:family="paragraph" style:parent-style-name="Contents_20_2">
      <style:paragraph-properties fo:margin-left="0cm" fo:margin-right="0cm" fo:text-align="justify" style:justify-single-word="false" fo:text-indent="0cm" style:auto-text-indent="false"/>
      <style:text-properties style:font-name="NewsGotT" fo:font-size="11pt" style:font-size-asian="11pt"/>
    </style:style>
    <style:style style:name="P33" style:family="paragraph" style:parent-style-name="Codigo">
      <style:text-properties fo:background-color="#00ffff"/>
    </style:style>
    <style:style style:name="P34" style:family="paragraph" style:parent-style-name="Codigo">
      <style:paragraph-properties fo:text-align="justify" style:justify-single-word="false"/>
    </style:style>
    <style:style style:name="P35" style:family="paragraph" style:parent-style-name="Text_20_body" style:list-style-name="L1">
      <style:text-properties fo:background-color="#ffff00"/>
    </style:style>
    <style:style style:name="P36" style:family="paragraph" style:parent-style-name="Text_20_body" style:list-style-name="L1"/>
    <style:style style:name="P37" style:family="paragraph" style:parent-style-name="Text_20_body">
      <style:paragraph-properties fo:text-align="justify" style:justify-single-word="false"/>
    </style:style>
    <style:style style:name="P38" style:family="paragraph" style:parent-style-name="Text_20_body" style:list-style-name="L2">
      <style:paragraph-properties fo:text-align="justify" style:justify-single-word="false"/>
    </style:style>
    <style:style style:name="P39" style:family="paragraph" style:parent-style-name="Text_20_body" style:list-style-name="L5">
      <style:paragraph-properties fo:text-align="justify" style:justify-single-word="false"/>
    </style:style>
    <style:style style:name="P40" style:family="paragraph" style:parent-style-name="Text_20_body" style:list-style-name="L6">
      <style:paragraph-properties fo:text-align="justify" style:justify-single-word="false"/>
    </style:style>
    <style:style style:name="P41" style:family="paragraph" style:parent-style-name="Text_20_body" style:list-style-name="L7">
      <style:paragraph-properties fo:text-align="justify" style:justify-single-word="false"/>
    </style:style>
    <style:style style:name="P42" style:family="paragraph" style:parent-style-name="Text_20_body">
      <style:text-properties style:font-name="NewsGotT" fo:font-size="11pt" style:font-size-asian="11pt"/>
    </style:style>
    <style:style style:name="P43" style:family="paragraph" style:parent-style-name="Text_20_body" style:list-style-name="L2">
      <style:paragraph-properties fo:text-align="justify" style:justify-single-word="false"/>
      <style:text-properties style:font-name="NewsGotT" fo:font-size="11pt" style:font-size-asian="11pt"/>
    </style:style>
    <style:style style:name="P44" style:family="paragraph" style:parent-style-name="Text_20_body" style:list-style-name="L9">
      <style:text-properties style:font-name="NewsGotT" fo:font-size="11pt" style:font-size-asian="11pt"/>
    </style:style>
    <style:style style:name="P45" style:family="paragraph" style:parent-style-name="Text_20_body" style:list-style-name="L10">
      <style:text-properties style:font-name="NewsGotT" fo:font-size="11pt" style:font-size-asian="11pt" style:font-size-complex="11pt"/>
    </style:style>
    <style:style style:name="P46" style:family="paragraph" style:parent-style-name="Text_20_body" style:list-style-name="L10">
      <style:text-properties style:font-name="NewsGotT"/>
    </style:style>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9"/>
    <style:style style:name="P50" style:family="paragraph" style:parent-style-name="Text_20_body">
      <style:text-properties fo:background-color="transparent"/>
    </style:style>
    <style:style style:name="P51" style:family="paragraph" style:parent-style-name="Text_20_body" style:list-style-name="L1">
      <style:text-properties fo:background-color="transparent"/>
    </style:style>
    <style:style style:name="P52" style:family="paragraph" style:parent-style-name="Text_20_body" style:list-style-name="L10"/>
    <style:style style:name="P53" style:family="paragraph" style:parent-style-name="Text_20_body" style:list-style-name="L2">
      <style:paragraph-properties fo:margin-left="1.251cm" fo:margin-right="0cm" fo:text-align="justify" style:justify-single-word="false" fo:text-indent="-0.635cm" style:auto-text-indent="false"/>
    </style:style>
    <style:style style:name="P54" style:family="paragraph" style:parent-style-name="Standard" style:master-page-name="MP0">
      <style:paragraph-properties style:page-number="auto" fo:break-before="page"/>
    </style:style>
    <style:style style:name="P55" style:family="paragraph" style:parent-style-name="Heading" style:master-page-name="MP1">
      <style:paragraph-properties style:page-number="auto" fo:break-before="page"/>
    </style:style>
    <style:style style:name="P56" style:family="paragraph" style:parent-style-name="Heading_20_1">
      <style:paragraph-properties fo:text-align="justify" style:justify-single-word="false"/>
    </style:style>
    <style:style style:name="P57" style:family="paragraph" style:parent-style-name="Heading_20_2">
      <style:text-properties style:font-name="NewsGotT" fo:font-size="11pt" style:font-size-asian="11pt"/>
    </style:style>
    <style:style style:name="P58" style:family="paragraph" style:parent-style-name="Heading_20_2">
      <style:paragraph-properties fo:text-align="justify" style:justify-single-word="false"/>
    </style:style>
    <style:style style:name="P59" style:family="paragraph" style:parent-style-name="Table_20_Contents">
      <style:paragraph-properties fo:margin-left="0cm" fo:margin-right="0.101cm" fo:text-align="center" style:justify-single-word="false" fo:text-indent="0cm" style:auto-text-indent="false"/>
      <style:text-properties style:font-name="Eras Bk BT" fo:font-weight="bold" fo:background-color="transparent" style:font-weight-asian="bold" style:font-size-complex="10pt" style:font-weight-complex="bold"/>
    </style:style>
    <style:style style:name="P60" style:family="paragraph" style:parent-style-name="Contents_20_1">
      <style:paragraph-properties>
        <style:tab-stops>
          <style:tab-stop style:position="15.9cm" style:type="right" style:leader-style="dotted" style:leader-text="."/>
        </style:tab-stops>
      </style:paragraph-properties>
    </style:style>
    <style:style style:name="P61" style:family="paragraph" style:parent-style-name="Contents_20_2">
      <style:paragraph-properties>
        <style:tab-stops>
          <style:tab-stop style:position="15.501cm" style:type="right" style:leader-style="dotted" style:leader-text="."/>
        </style:tab-stops>
      </style:paragraph-properties>
    </style:style>
    <style:style style:name="P62" style:family="paragraph" style:parent-style-name="Contents_20_2">
      <style:paragraph-properties fo:margin-left="0cm" fo:margin-right="0cm" fo:text-align="justify" style:justify-single-word="false" fo:text-indent="0cm" style:auto-text-indent="false"/>
      <style:text-properties style:font-name="NewsGotT" fo:font-size="11pt" style:font-size-asian="11pt"/>
    </style:style>
    <style:style style:name="P63" style:family="paragraph" style:parent-style-name="Tema">
      <style:paragraph-properties fo:padding="0cm" fo:border-left="none" fo:border-right="none" fo:border-top="none" fo:border-bottom="0.018cm solid #808080" style:shadow="none"/>
      <style:text-properties fo:font-size="44pt" style:font-size-asian="44pt" style:font-size-complex="44pt"/>
    </style:style>
    <style:style style:name="P64" style:family="paragraph" style:parent-style-name="Preformatted_20_Text" style:list-style-name="L2">
      <style:paragraph-properties fo:text-align="justify" style:justify-single-word="false"/>
    </style:style>
    <style:style style:name="P65" style:family="paragraph" style:parent-style-name="Preformatted_20_Text">
      <style:paragraph-properties fo:margin-top="0cm" fo:margin-bottom="0.499cm"/>
      <style:text-properties style:font-name="NewsGotT" fo:font-size="11pt" style:font-name-asian="Courier New" style:font-size-asian="11pt" style:font-name-complex="Courier New" style:font-size-complex="10pt"/>
    </style:style>
    <style:style style:name="P66" style:family="paragraph" style:parent-style-name="Preformatted_20_Text" style:list-style-name="L8">
      <style:paragraph-properties fo:margin-top="0cm" fo:margin-bottom="0.499cm"/>
      <style:text-properties style:font-name="NewsGotT" fo:font-size="11pt" style:font-name-asian="Courier New" style:font-size-asian="11pt" style:font-name-complex="Courier New" style:font-size-complex="10pt"/>
    </style:style>
    <style:style style:name="P67" style:family="paragraph" style:parent-style-name="Preformatted_20_Text">
      <style:paragraph-properties fo:margin-top="0cm" fo:margin-bottom="0.499cm" fo:hyphenation-ladder-count="no-limit"/>
      <style:text-properties fo:hyphenate="false" fo:hyphenation-remain-char-count="0" fo:hyphenation-push-char-count="0"/>
    </style:style>
    <style:style style:name="P68" style:family="paragraph" style:parent-style-name="Preformatted_20_Text" style:list-style-name="L8">
      <style:paragraph-properties fo:margin-top="0cm" fo:margin-bottom="0.499cm" fo:hyphenation-ladder-count="no-limit"/>
      <style:text-properties fo:hyphenate="false" fo:hyphenation-remain-char-count="0" fo:hyphenation-push-char-count="0"/>
    </style:style>
    <style:style style:name="P69" style:family="paragraph" style:parent-style-name="Codigo">
      <style:text-properties fo:background-color="#00ffff"/>
    </style:style>
    <style:style style:name="P70" style:family="paragraph" style:parent-style-name="Codigo" style:list-style-name="L2">
      <style:paragraph-properties fo:margin-top="0.199cm" fo:margin-bottom="0.21cm" fo:hyphenation-ladder-count="no-limit"/>
      <style:text-properties fo:font-size="11pt" fo:background-color="#00ffff" style:font-size-asian="11pt" fo:hyphenate="false" fo:hyphenation-remain-char-count="0" fo:hyphenation-push-char-count="0"/>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style:style>
    <style:style style:name="T2" style:family="text">
      <style:text-properties style:font-name="NewsGotT" fo:font-size="11pt" style:font-size-asian="11pt"/>
    </style:style>
    <style:style style:name="T3" style:family="text">
      <style:text-properties style:font-name="NewsGotT" fo:font-size="11pt" style:font-name-asian="Courier New" style:font-size-asian="11pt" style:font-name-complex="Courier New" style:font-size-complex="10pt"/>
    </style:style>
    <style:style style:name="T4" style:family="text">
      <style:text-properties style:font-name="Eras Bk BT" fo:font-weight="bold" style:font-weight-asian="bold" style:font-size-complex="10pt" style:font-weight-complex="bold"/>
    </style:style>
    <style:style style:name="T5" style:family="text">
      <style:text-properties fo:font-size="7pt" fo:font-weight="bold" style:font-size-asian="7pt" style:font-weight-asian="bold" style:font-size-complex="7pt" style:font-weight-complex="bold"/>
    </style:style>
    <style:style style:name="T6" style:family="text">
      <style:text-properties fo:background-color="#ffff00"/>
    </style:style>
    <style:style style:name="T7" style:family="text">
      <style:text-properties style:font-name="NewsGotT" fo:font-size="11pt" style:font-size-asian="11pt"/>
    </style:style>
    <style:style style:name="T8" style:family="text">
      <style:text-properties style:font-name="NewsGotT" fo:font-size="11pt" style:font-name-asian="Courier New" style:font-size-asian="11pt" style:font-name-complex="Courier New" style:font-size-complex="10pt"/>
    </style:style>
    <style:style style:name="T9" style:family="text">
      <style:text-properties fo:font-size="11pt" style:font-size-asian="11pt"/>
    </style:style>
    <style:style style:name="T10" style:family="text">
      <style:text-properties fo:background-color="transparent"/>
    </style:style>
    <style:style style:name="T11" style:family="text">
      <style:text-properties style:font-name-asian="Frutiger-Light" style:font-name-complex="Frutiger-Light"/>
    </style:style>
    <style:style style:name="T12"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12710776" text:id="ct112710776">
          <text:deletion>
            <office:change-info>
              <dc:creator>Jorge </dc:creator>
              <dc:date>2015-05-06T11:25:00</dc:date>
            </office:change-info>
            <text:p text:style-name="P1">Sistema de Agenda Ag@ta</text:p>
          </text:deletion>
        </text:changed-region>
        <text:changed-region xml:id="ct112710672" text:id="ct112710672">
          <text:insertion>
            <office:change-info>
              <dc:creator>Jorge </dc:creator>
              <dc:date>2015-05-06T11:25:00</dc:date>
            </office:change-info>
          </text:insertion>
        </text:changed-region>
        <text:changed-region xml:id="ct112710464" text:id="ct112710464">
          <text:insertion>
            <office:change-info>
              <dc:creator>Jorge </dc:creator>
              <dc:date>2015-05-06T11:26:00</dc:date>
            </office:change-info>
          </text:insertion>
        </text:changed-region>
        <text:changed-region xml:id="ct112710360" text:id="ct112710360">
          <text:deletion>
            <office:change-info>
              <dc:creator>Jorge </dc:creator>
              <dc:date>2015-05-06T11:27:00</dc:date>
            </office:change-info>
            <text:p text:style-name="Text_20_body"/>
            <text:p text:style-name="Text_20_body"/>
            <text:p text:style-name="Text_20_body"/>
          </text:deletion>
        </text:changed-region>
        <text:changed-region xml:id="ct112710256" text:id="ct112710256">
          <text:deletion>
            <office:change-info>
              <dc:creator>Jorge </dc:creator>
              <dc:date>2015-05-06T11:27:00</dc:date>
            </office:change-info>
            <text:p text:style-name="Text_20_body"/>
            <text:p text:style-name="Text_20_body"/>
          </text:deletion>
        </text:changed-region>
        <text:changed-region xml:id="ct112710048" text:id="ct112710048">
          <text:format-change>
            <office:change-info>
              <dc:creator>Jorge </dc:creator>
              <dc:date>2015-05-06T11:39:00</dc:date>
            </office:change-info>
          </text:format-change>
        </text:changed-region>
        <text:changed-region xml:id="ct112709840" text:id="ct112709840">
          <text:insertion>
            <office:change-info>
              <dc:creator>Jorge </dc:creator>
              <dc:date>2015-05-06T11:37:00</dc:date>
            </office:change-info>
          </text:insertion>
        </text:changed-region>
        <text:changed-region xml:id="ct112709736" text:id="ct112709736">
          <text:insertion>
            <office:change-info>
              <dc:creator>Jorge </dc:creator>
              <dc:date>2015-05-06T11:38:00</dc:date>
            </office:change-info>
          </text:insertion>
        </text:changed-region>
        <text:changed-region xml:id="ct239568512" text:id="ct239568512">
          <text:format-change>
            <office:change-info>
              <dc:creator>Jorge </dc:creator>
              <dc:date>2015-05-06T11:39:00</dc:date>
            </office:change-info>
          </text:format-change>
        </text:changed-region>
        <text:changed-region xml:id="ct239568616" text:id="ct239568616">
          <text:insertion>
            <office:change-info>
              <dc:creator>Jorge </dc:creator>
              <dc:date>2015-05-06T11:38:00</dc:date>
            </office:change-info>
          </text:insertion>
        </text:changed-region>
        <text:changed-region xml:id="ct239568720" text:id="ct239568720">
          <text:deletion>
            <office:change-info>
              <dc:creator>Jorge </dc:creator>
              <dc:date>2015-05-06T11:38:00</dc:date>
            </office:change-info>
            <text:p text:style-name="P2"><text:span text:style-name="T1">el </text:span></text:p>
          </text:deletion>
        </text:changed-region>
        <text:changed-region xml:id="ct239568824" text:id="ct239568824">
          <text:format-change>
            <office:change-info>
              <dc:creator>Jorge </dc:creator>
              <dc:date>2015-05-06T11:39:00</dc:date>
            </office:change-info>
          </text:format-change>
        </text:changed-region>
        <text:changed-region xml:id="ct239568928" text:id="ct239568928">
          <text:insertion>
            <office:change-info>
              <dc:creator>Jorge </dc:creator>
              <dc:date>2015-05-06T11:38:00</dc:date>
            </office:change-info>
          </text:insertion>
        </text:changed-region>
        <text:changed-region xml:id="ct239569032" text:id="ct239569032">
          <text:deletion>
            <office:change-info>
              <dc:creator>Jorge </dc:creator>
              <dc:date>2015-05-06T11:38:00</dc:date>
            </office:change-info>
            <text:p text:style-name="P2"><text:span text:style-name="T1">AGATA. Estas recomendaciones son de diversa naturaleza y pueden clasificarse en:</text:span></text:p>
          </text:deletion>
        </text:changed-region>
        <text:changed-region xml:id="ct239569136" text:id="ct239569136">
          <text:deletion>
            <office:change-info>
              <dc:creator>Jorge </dc:creator>
              <dc:date>2015-05-06T11:38:00</dc:date>
            </office:change-info>
            <text:list xml:id="list4559810832172480185" text:style-name="L1">
              <text:list-item>
                <text:p text:style-name="P3">buenas prácticas en el uso e inicio de la herramienta</text:p>
              </text:list-item>
              <text:list-item>
                <text:p text:style-name="P4"/>
              </text:list-item>
            </text:list>
          </text:deletion>
        </text:changed-region>
        <text:changed-region xml:id="ct240782232" text:id="ct240782232">
          <text:format-change>
            <office:change-info>
              <dc:creator>INDRA </dc:creator>
              <dc:date>2015-05-11T12:15:00</dc:date>
            </office:change-info>
          </text:format-change>
        </text:changed-region>
        <text:changed-region xml:id="ct242558424" text:id="ct242558424">
          <text:insertion>
            <office:change-info>
              <dc:creator>INDRA </dc:creator>
              <dc:date>2015-05-11T12:15:00</dc:date>
            </office:change-info>
          </text:insertion>
        </text:changed-region>
        <text:changed-region xml:id="ct242558008" text:id="ct242558008">
          <text:deletion>
            <office:change-info>
              <dc:creator>INDRA </dc:creator>
              <dc:date>2015-05-11T12:15:00</dc:date>
            </office:change-info>
            <text:p text:style-name="P2"><text:span text:style-name="T1">o</text:span></text:p>
          </text:deletion>
        </text:changed-region>
        <text:changed-region xml:id="ct239569240" text:id="ct239569240">
          <text:format-change>
            <office:change-info>
              <dc:creator>INDRA </dc:creator>
              <dc:date>2015-05-11T12:15:00</dc:date>
            </office:change-info>
          </text:format-change>
        </text:changed-region>
        <text:changed-region xml:id="ct240782544" text:id="ct240782544">
          <text:deletion>
            <office:change-info>
              <dc:creator>INDRA </dc:creator>
              <dc:date>2015-05-11T12:15:00</dc:date>
            </office:change-info>
            <text:p text:style-name="P2"><text:span text:style-name="T1"><text:s/>y problemas </text:span></text:p>
          </text:deletion>
        </text:changed-region>
        <text:changed-region xml:id="ct239569344" text:id="ct239569344">
          <text:deletion>
            <office:change-info>
              <dc:creator>INDRA </dc:creator>
              <dc:date>2015-05-11T12:15:00</dc:date>
            </office:change-info>
            <text:p text:style-name="P2"><text:span text:style-name="T1"><office:annotation><dc:creator>Jorge </dc:creator><dc:date>2015-05-06T11:44:57.41</dc:date><text:p text:style-name="P71"><text:span text:style-name="T12">No aparece todavía en el documento.</text:span></text:p></office:annotation></text:span></text:p>
          </text:deletion>
          <text:insertion>
            <office:change-info office:chg-author="Jorge " office:chg-date-time="2015-05-06T11:44:00"/>
          </text:insertion>
        </text:changed-region>
        <text:changed-region xml:id="ct239569448" text:id="ct239569448">
          <text:deletion>
            <office:change-info>
              <dc:creator>Jorge </dc:creator>
              <dc:date>2015-05-06T11:39:00</dc:date>
            </office:change-info>
            <text:p text:style-name="Text_20_body">defectos</text:p>
          </text:deletion>
        </text:changed-region>
        <text:changed-region xml:id="ct239569552" text:id="ct239569552">
          <text:insertion>
            <office:change-info>
              <dc:creator>Jorge </dc:creator>
              <dc:date>2015-05-06T11:39:00</dc:date>
            </office:change-info>
          </text:insertion>
        </text:changed-region>
        <text:changed-region xml:id="ct239569656" text:id="ct239569656">
          <text:deletion>
            <office:change-info>
              <dc:creator>Jorge </dc:creator>
              <dc:date>2015-05-06T11:39:00</dc:date>
            </office:change-info>
            <text:p text:style-name="Text_20_body"><text:s/>y </text:p>
          </text:deletion>
        </text:changed-region>
        <text:changed-region xml:id="ct239569864" text:id="ct239569864">
          <text:deletion>
            <office:change-info>
              <dc:creator>Jorge </dc:creator>
              <dc:date>2015-05-06T11:44:00</dc:date>
            </office:change-info>
            <text:p text:style-name="Text_20_body"><text:s/></text:p>
          </text:deletion>
        </text:changed-region>
        <text:changed-region xml:id="ct239569760" text:id="ct239569760">
          <text:deletion>
            <office:change-info>
              <dc:creator>Jorge </dc:creator>
              <dc:date>2015-05-06T11:39:00</dc:date>
            </office:change-info>
            <text:p text:style-name="Text_20_body">conocidas</text:p>
          </text:deletion>
        </text:changed-region>
        <text:changed-region xml:id="ct239569968" text:id="ct239569968">
          <text:deletion>
            <office:change-info>
              <dc:creator>Jorge </dc:creator>
              <dc:date>2015-05-06T11:31:00</dc:date>
            </office:change-info>
            <text:p text:style-name="Text_20_body"><text:tab/></text:p>
          </text:deletion>
        </text:changed-region>
        <text:changed-region xml:id="ct239570072" text:id="ct239570072">
          <text:insertion>
            <office:change-info>
              <dc:creator>Jorge </dc:creator>
              <dc:date>2015-05-06T11:45:00</dc:date>
            </office:change-info>
          </text:insertion>
        </text:changed-region>
        <text:changed-region xml:id="ct239570176" text:id="ct239570176">
          <text:deletion>
            <office:change-info>
              <dc:creator>Jorge </dc:creator>
              <dc:date>2015-05-06T11:45:00</dc:date>
            </office:change-info>
            <text:p text:style-name="Text_20_body">o</text:p>
          </text:deletion>
        </text:changed-region>
        <text:changed-region xml:id="ct239570280" text:id="ct239570280">
          <text:deletion>
            <office:change-info>
              <dc:creator>Jorge </dc:creator>
              <dc:date>2015-05-06T11:31:00</dc:date>
            </office:change-info>
            <text:p text:style-name="Text_20_body"><text:tab/></text:p>
          </text:deletion>
        </text:changed-region>
        <text:changed-region xml:id="ct239570384" text:id="ct239570384">
          <text:deletion>
            <office:change-info>
              <dc:creator>Jorge </dc:creator>
              <dc:date>2015-05-06T11:31:00</dc:date>
            </office:change-info>
            <text:p text:style-name="Text_20_body"><text:tab/></text:p>
          </text:deletion>
        </text:changed-region>
        <text:changed-region xml:id="ct239570488" text:id="ct239570488">
          <text:deletion>
            <office:change-info>
              <dc:creator>Jorge </dc:creator>
              <dc:date>2015-05-06T11:31:00</dc:date>
            </office:change-info>
            <text:p text:style-name="Text_20_body"><text:tab/></text:p>
          </text:deletion>
        </text:changed-region>
        <text:changed-region xml:id="ct242554472" text:id="ct242554472">
          <text:format-change>
            <office:change-info>
              <dc:creator>INDRA </dc:creator>
              <dc:date>2015-05-11T11:20:00</dc:date>
            </office:change-info>
          </text:format-change>
        </text:changed-region>
        <text:changed-region xml:id="ct242553536" text:id="ct242553536">
          <text:insertion>
            <office:change-info>
              <dc:creator>INDRA </dc:creator>
              <dc:date>2015-05-11T11:20:00</dc:date>
            </office:change-info>
          </text:insertion>
        </text:changed-region>
        <text:changed-region xml:id="ct242553848" text:id="ct242553848">
          <text:deletion>
            <office:change-info>
              <dc:creator>INDRA </dc:creator>
              <dc:date>2015-05-11T11:20:00</dc:date>
            </office:change-info>
            <text:p text:style-name="P5"><text:span text:style-name="T1">acceda a la url del proyecto AGATAv2 en el Catálogo de Software de la Junta de Andalucía: </text:span><text:a xlink:type="simple" xlink:href="http://catalogo.i-administracion.junta-andalucia.es/catalogo/usuario/listado/fichacompleta.jsf?idProyecto=716"><text:span text:style-name="T1">http://catalogo.i-administracion.junta-andalucia.es/catalogo/usuario/listado/fichacompleta.jsf?idProyecto=716</text:span></text:a><text:span text:style-name="T1"> Pulse en “Descargar”, posteriormente en “Aceptar” y tras esto en el enlace “Descargar” que se muestra a la derecha de la última entrada del listado que se denomina “plugins_para sincronización”. Se mostrará un listado más amplio y al final del mismo se muestran ya los enlaces para descargar el cliente Thunderbird en la versión homologada para el proyecto</text:span></text:p>
          </text:deletion>
        </text:changed-region>
        <text:changed-region xml:id="ct242554056" text:id="ct242554056">
          <text:insertion>
            <office:change-info>
              <dc:creator>INDRA </dc:creator>
              <dc:date>2015-05-11T11:20:00</dc:date>
            </office:change-info>
          </text:insertion>
        </text:changed-region>
        <text:changed-region xml:id="ct239570592" text:id="ct239570592">
          <text:deletion>
            <office:change-info>
              <dc:creator>Jorge </dc:creator>
              <dc:date>2015-05-06T11:28:00</dc:date>
            </office:change-info>
            <text:h text:style-name="Heading_20_2" text:outline-level="2"/>
            <text:p text:style-name="P6"/>
          </text:deletion>
        </text:changed-region>
        <text:changed-region xml:id="ct242554264" text:id="ct242554264">
          <text:deletion>
            <office:change-info>
              <dc:creator>INDRA </dc:creator>
              <dc:date>2015-05-11T11:20:00</dc:date>
            </office:change-info>
            <text:p text:style-name="P5"><text:span text:style-name="T1">Puede descargar la versión homologada del cliente Thunderbird acceda a la url del proyecto AGATAv2 en el Catálogo de Software de la Junta de Andalucía: </text:span><text:a xlink:type="simple" xlink:href="http://catalogo.i-administracion.junta-andalucia.es/catalogo/usuario/listado/fichacompleta.jsf?idProyecto=716"><text:span text:style-name="T1">http://catalogo.i-administracion.junta-andalucia.es/catalogo/usuario/listado/fichacompleta.jsf?idProyecto=716</text:span></text:a><text:span text:style-name="T1"> Pulse en “Descargar”, posteriormente en “Aceptar” y tras esto en el enlace “Descargar” que se muestra a la derecha de la última entrada del listado que se denomina “plugins_para sincronización”. Se mostrará un listado más amplio y al final del mismo se muestran ya los enlaces para descargar el cliente Thunderbird en la versión homologada para el proyecto</text:span></text:p>
          </text:deletion>
        </text:changed-region>
        <text:changed-region xml:id="ct242554680" text:id="ct242554680">
          <text:insertion>
            <office:change-info>
              <dc:creator>INDRA </dc:creator>
              <dc:date>2015-05-11T11:20:00</dc:date>
            </office:change-info>
          </text:insertion>
        </text:changed-region>
        <text:changed-region xml:id="ct242555408" text:id="ct242555408">
          <text:format-change>
            <office:change-info>
              <dc:creator>INDRA </dc:creator>
              <dc:date>2015-05-11T11:21:00</dc:date>
            </office:change-info>
          </text:format-change>
        </text:changed-region>
        <text:changed-region xml:id="ct239570800" text:id="ct239570800">
          <text:insertion>
            <office:change-info>
              <dc:creator>Jorge </dc:creator>
              <dc:date>2015-05-06T09:31:00</dc:date>
            </office:change-info>
          </text:insertion>
        </text:changed-region>
        <text:changed-region xml:id="ct239570904" text:id="ct239570904">
          <text:insertion>
            <office:change-info>
              <dc:creator>Jorge </dc:creator>
              <dc:date>2015-05-06T09:32:00</dc:date>
            </office:change-info>
          </text:insertion>
        </text:changed-region>
        <text:changed-region xml:id="ct238675768" text:id="ct238675768">
          <text:insertion>
            <office:change-info>
              <dc:creator>Jorge </dc:creator>
              <dc:date>2015-05-06T09:34:00</dc:date>
            </office:change-info>
          </text:insertion>
        </text:changed-region>
        <text:changed-region xml:id="ct238675664" text:id="ct238675664">
          <text:insertion>
            <office:change-info>
              <dc:creator>Jorge </dc:creator>
              <dc:date>2015-05-06T09:35:00</dc:date>
            </office:change-info>
          </text:insertion>
        </text:changed-region>
        <text:changed-region xml:id="ct238675560" text:id="ct238675560">
          <text:insertion>
            <office:change-info>
              <dc:creator>Jorge </dc:creator>
              <dc:date>2015-05-06T09:39:00</dc:date>
            </office:change-info>
          </text:insertion>
        </text:changed-region>
        <text:changed-region xml:id="ct238675872" text:id="ct238675872">
          <text:insertion>
            <office:change-info>
              <dc:creator>Jorge </dc:creator>
              <dc:date>2015-05-06T09:40:00</dc:date>
            </office:change-info>
          </text:insertion>
        </text:changed-region>
        <text:changed-region xml:id="ct238679136" text:id="ct238679136">
          <text:deletion>
            <office:change-info>
              <dc:creator>Jorge </dc:creator>
              <dc:date>2015-05-06T09:40:00</dc:date>
            </office:change-info>
            <text:p text:style-name="P6">la categoría de alto cargo y otras que ejecutan el rol de secretaría de dicho alto cargo.</text:p>
          </text:deletion>
        </text:changed-region>
        <text:changed-region xml:id="ct238679240" text:id="ct238679240">
          <text:insertion>
            <office:change-info>
              <dc:creator>Jorge </dc:creator>
              <dc:date>2015-05-06T10:32:00</dc:date>
            </office:change-info>
          </text:insertion>
        </text:changed-region>
        <text:changed-region xml:id="ct238679344" text:id="ct238679344">
          <text:insertion>
            <office:change-info>
              <dc:creator>Jorge </dc:creator>
              <dc:date>2015-05-06T10:33:00</dc:date>
            </office:change-info>
          </text:insertion>
        </text:changed-region>
        <text:changed-region xml:id="ct238679448" text:id="ct238679448">
          <text:insertion>
            <office:change-info>
              <dc:creator>Jorge </dc:creator>
              <dc:date>2015-05-06T10:34:00</dc:date>
            </office:change-info>
          </text:insertion>
        </text:changed-region>
        <text:changed-region xml:id="ct238679552" text:id="ct238679552">
          <text:insertion>
            <office:change-info>
              <dc:creator>Jorge </dc:creator>
              <dc:date>2015-05-06T10:36:00</dc:date>
            </office:change-info>
          </text:insertion>
        </text:changed-region>
        <text:changed-region xml:id="ct238679656" text:id="ct238679656">
          <text:deletion>
            <office:change-info>
              <dc:creator>Jorge </dc:creator>
              <dc:date>2015-05-06T10:50:00</dc:date>
            </office:change-info>
            <text:p text:style-name="P6">:</text:p>
          </text:deletion>
        </text:changed-region>
        <text:changed-region xml:id="ct238679760" text:id="ct238679760">
          <text:insertion>
            <office:change-info>
              <dc:creator>Jorge </dc:creator>
              <dc:date>2015-05-06T10:50:00</dc:date>
            </office:change-info>
          </text:insertion>
        </text:changed-region>
        <text:changed-region xml:id="ct238679864" text:id="ct238679864">
          <text:insertion>
            <office:change-info>
              <dc:creator>Jorge </dc:creator>
              <dc:date>2015-05-06T10:46:00</dc:date>
            </office:change-info>
          </text:insertion>
        </text:changed-region>
        <text:changed-region xml:id="ct238679968" text:id="ct238679968">
          <text:insertion>
            <office:change-info>
              <dc:creator>Jorge </dc:creator>
              <dc:date>2015-05-06T10:51:00</dc:date>
            </office:change-info>
          </text:insertion>
        </text:changed-region>
        <text:changed-region xml:id="ct238680072" text:id="ct238680072">
          <text:deletion>
            <office:change-info>
              <dc:creator>Jorge </dc:creator>
              <dc:date>2015-05-06T10:36:00</dc:date>
            </office:change-info>
            <text:list xml:id="list3053203677915996828" text:style-name="L2">
              <text:list-header>
                <text:p text:style-name="P7">ERROR [agata.sad.webapp.controller.EventControllerWrapper] <text:s/>[mluisa.vega from 10.244.36.129] [C4364F9150AEA5C8BD4D6AC0D65CFAE3.sad] uri=/sad-web/event.do?action=listIncoming Error in method: listIncomingEvents with params: request parameters: {CSRF_TOKEN=1888058856703682048, action=listIncoming, startDate=04/07/2015 13:38:41, endDate=04/21/2015 13:38:41}</text:p>
                <text:p text:style-name="P7">java.lang.reflect.InvocationTargetException at sun.reflect.GeneratedMethodAccessor268.invoke(Unknown Source) at sun.reflect.DelegatingMethodAccessorImpl.invoke(DelegatingMethodAccessorImpl.java:25) at java.lang.reflect.Method.invoke(Method.java:592) at es.juntadeandalucia.cice.agata.sad.webapp.controller.BaseControllerWrapper.executeMethod(BaseControllerWrapper.java:91) at es.juntadeandalucia.cice.agata.sad.webapp.controller.EventControllerWrapper.listIncomingEvents(EventControllerWrapper.java:227) at sun.reflect.GeneratedMethodAccessor267.invoke(Unknown Source)at sun.reflect.DelegatingMethodAccessorImpl.invoke(DelegatingMethodAccessorImpl.java:25) at java.lang.reflect.Method.invoke(Method.java:592) at org.springframework.web.servlet.mvc.annotation.AnnotationMethodHandlerAdapter.handle(AnnotationMethodHandlerAdapter.java:259) at org.springframework.web.servlet.DispatcherServlet.doDispatch(DispatcherServlet.java:875) at org.springframework.web.servlet.DispatcherServlet.doService(DispatcherServlet.java:809) at org.springframework.web.servlet.FrameworkServlet.processRequest(FrameworkServlet.java:476) at org.springframework.web.servlet.FrameworkServlet.doPost(FrameworkServlet.java:441) at javax.servlet.http.HttpServlet.service(HttpServlet.java:637) at javax.servlet.http.HttpServlet.service(HttpServlet.java:717) at org.apache.catalina.core.ApplicationFilterChain.internalDoFilter(ApplicationFilterChain.java:290) at org.apache.catalina.core.ApplicationFilterChain.doFilter(ApplicationFilterChain.java:206) at org.springframework.web.filter.AbstractRequestLoggingFilter.doFilterInternal(AbstractRequestLoggingFilter.java:156) at org.springframework.web.filter.OncePerRequestFilter.doFilter(OncePerRequestFilter.java:76) at org.springframework.web.filter.DelegatingFilterProxy.invokeDelegate(DelegatingFilterProxy.java:236) at org.springframework.web.filter.DelegatingFilterProxy.doFilter(DelegatingFilterProxy.java:167) at org.apache.catalina.core.ApplicationFilterChain.internalDoFilter(ApplicationFilterChain.java:235) at org.apache.catalina.core.ApplicationFilterChain.doFilter(ApplicationFilterChain.java:206) at org.springframework.security.util.FilterChainProxy$VirtualFilterChain.doFilter(FilterChainProxy.java:378) at org.springframework.security.ui.switchuser.SwitchUserProcessingFilter.doFilterHttp(SwitchUserProcessingFilter.java:299) at org.springframework.security.ui.SpringSecurityFilter.doFilter(SpringSecurityFilter.java:53) at org.springframework.security.util.FilterChainProxy$VirtualFilterChain.doFilter(FilterChainProxy.java:390) at org.springframework.security.intercept.web.FilterSecurityInterceptor.invoke(FilterSecurityInterceptor.java:109) at org.springframework.security.intercept.web.FilterSecurityInterceptor.doFilter(FilterSecurityInterceptor.java:83) at org.springframework.security.util.FilterChainProxy$VirtualFilterChain.doFilter(FilterChainProxy.java:390) at org.springframework.security.ui.SessionFixationProtectionFilter.doFilterHttp(SessionFixationProtectionFilter.java:67) at org.springframework.security.ui.SpringSecurityFilter.doFilter(SpringSecurityFilter.java:53) at org.springframework.security.util.FilterChainProxy$VirtualFilterChain.doFilter(FilterChainProxy.java:390) at org.springframework.security.ui.ExceptionTranslationFilter.doFilterHttp(ExceptionTranslationFilter.java:101) at org.springframework.security.ui.SpringSecurityFilter.doFilter(SpringSecurityFilter.java:53) at org.springframework.security.util.FilterChainProxy$VirtualFilterChain.doFilter(FilterChainProxy.java:390) at org.springframework.security.wrapper.SecurityContextHolderAwareRequestFilter.doFilterHttp(SecurityContextHolderAwareRequestFilter.java:91) at org.springframework.security.ui.SpringSecurityFilter.doFilter(SpringSecurityFilter.java:53) at org.springframework.security.util.FilterChainProxy$VirtualFilterChain.doFilter(FilterChainProxy.java:390) at es.juntadeandalucia.cice.agata.sad.security.filter.CsrfTokenFilter.doFilter(CsrfTokenFilter.java:108) at org.springframework.security.util.FilterChainProxy$VirtualFilterChain.doFilter(FilterChainProxy.java:390) at org.springframework.security.ui.AbstractProcessingFilter.doFilterHttp(AbstractProcessingFilter.java:277) at org.springframework.security.ui.SpringSecurityFilter.doFilter(SpringSecurityFilter.java:53) at org.springframework.security.util.FilterChainProxy$VirtualFilterChain.doFilter(FilterChainProxy.java:390) at es.juntadeandalucia.cice.agata.sad.security.filter.SamlFilter.doFilterHttp(SamlFilter.java:173) at org.springframework.security.ui.SpringSecurityFilter.doFilter(SpringSecurityFilter.java:53) at org.springframework.security.util.FilterChainProxy$VirtualFilterChain.doFilter(FilterChainProxy.java:390) at org.springframework.security.ui.logout.LogoutFilter.doFilterHttp(LogoutFilter.java:89) at org.springframework.security.ui.SpringSecurityFilter.doFilter(SpringSecurityFilter.java:53) at org.springframework.security.util.FilterChainProxy$VirtualFilterChain.doFilter(FilterChainProxy.java:390) at org.springframework.security.context.HttpSessionContextIntegrationFilter.doFilterHttp(HttpSessionContextIntegrationFilter.java:235) at org.springframework.security.ui.SpringSecurityFilter.doFilter(SpringSecurityFilter.java:53) at org.springframework.security.util.FilterChainProxy$VirtualFilterChain.doFilter(FilterChainProxy.java:390) at org.springframework.security.util.FilterChainProxy.doFilter(FilterChainProxy.java:175) at org.springframework.web.filter.DelegatingFilterProxy.invokeDelegate(DelegatingFilterProxy.java:236) at org.springframework.web.filter.DelegatingFilterProxy.doFilter(DelegatingFilterProxy.java:167) at org.apache.catalina.core.ApplicationFilterChain.internalDoFilter(ApplicationFilterChain.java:235) at org.apache.catalina.core.ApplicationFilterChain.doFilter(ApplicationFilterChain.java:206) at org.springframework.orm.hibernate3.support.OpenSessionInViewFilter.doFilterInternal(OpenSessionInViewFilter.java:198) at org.springframework.web.filter.OncePerRequestFilter.doFilter(OncePerRequestFilter.java:76) at org.apache.catalina.core.ApplicationFilterChain.internalDoFilter(ApplicationFilterChain.java:235) at org.apache.catalina.core.ApplicationFilterChain.doFilter(ApplicationFilterChain.java:206) at es.juntadeandalucia.cice.agata.sad.security.filter.NewSessionFilter.doFilter(NewSessionFilter.java:86) at org.apache.catalina.core.ApplicationFilterChain.internalDoFilter(ApplicationFilterChain.java:235) at org.apache.catalina.core.ApplicationFilterChain.doFilter(ApplicationFilterChain.java:206) at es.juntadeandalucia.cice.agata.sad.security.filter.UrlSessionFilter.doFilter(UrlSessionFilter.java:39) at org.apache.catalina.core.ApplicationFilterChain.internalDoFilter(ApplicationFilterChain.java:235) at org.apache.catalina.core.ApplicationFilterChain.doFilter(ApplicationFilterChain.java:206) at org.springframework.web.filter.CharacterEncodingFilter.doFilterInternal(CharacterEncodingFilter.java:96) at org.springframework.web.filter.OncePerRequestFilter.doFilter(OncePerRequestFilter.java:76) at org.apache.catalina.core.ApplicationFilterChain.internalDoFilter(ApplicationFilterChain.java:235) at org.apache.catalina.core.ApplicationFilterChain.doFilter(ApplicationFilterChain.java:206) at org.jboss.web.tomcat.filters.ReplyHeaderFilter.doFilter(ReplyHeaderFilter.java:96) at org.apache.catalina.core.ApplicationFilterChain.internalDoFilter(ApplicationFilterChain.java:235) at org.apache.catalina.core.ApplicationFilterChain.doFilter(ApplicationFilterChain.java:206) at org.apache.catalina.core.StandardWrapperValve.invoke(StandardWrapperValve.java:230) at org.apache.catalina.core.StandardContextValve.invoke(StandardContextValve.java:173) at org.jboss.web.tomcat.security.SecurityAssociationValve.invoke(SecurityAssociationValve.java:182) at org.jboss.web.tomcat.security.JaccContextValve.invoke(JaccContextValve.java:84) at org.apache.catalina.core.StandardHostValve.invoke(StandardHostValve.java:128) at org.apache.catalina.valves.ErrorReportValve.invoke(ErrorReportValve.java:104) at org.jboss.web.tomcat.service.jca.CachedConnectionValve.invoke(CachedConnectionValve.java:157) at org.apache.catalina.core.StandardEngineValve.invoke(StandardEngineValve.java:109) at org.apache.catalina.connector.CoyoteAdapter.service(CoyoteAdapter.java:241) at org.apache.coyote.ajp.AjpProcessor.process(AjpProcessor.java:437) at org.apache.coyote.ajp.AjpProtocol$AjpConnectionHandler.process(AjpProtocol.java:381) at org.apache.tomcat.util.net.JioEndpoint$Worker.run(JIoEndpoint.java:447) at java.lang.Thread.run(Thread.java:595)</text:p>
              </text:list-header>
            </text:list>
            <text:p text:style-name="Preformatted_20_Text">Caused by: java.lang.NullPointerException at net.fortuna.ical4j.model.Date.&lt;init&gt;(Date.java:130) at es.juntadeandalucia.cice.agata.sad.domain.Cita.calculateRecurrenceSet(Cita.java:1043) at es.juntadeandalucia.cice.agata.sad.domain.Cita.solapaPeriodo(Cita.java:406) at es.juntadeandalucia.cice.agata.sad.per.hibernate.ElementoICalDaoHibernate.filterCollection(ElementoICalDaoHibernate.java:314) at es.juntadeandalucia.cice.agata.sad.per.hibernate.ElementoICalDaoHibernate.findPks(ElementoICalDaoHibernate.java:178) at sun.reflect.GeneratedMethodAccessor272.invoke(Unknown Source) at sun.reflect.DelegatingMethodAccessorImpl.invoke(DelegatingMethodAccessorImpl.java:25) at java.lang.reflect.Method.invoke(Method.java:592) at org.springframework.aop.support.AopUtils.invokeJoinpointUsingReflection(AopUtils.java:307) at org.springframework.aop.framework.ReflectiveMethodInvocation.invokeJoinpoint(ReflectiveMethodInvocation.java:182) at org.springframework.aop.framework.ReflectiveMethodInvocation.proceed(ReflectiveMethodInvocation.java:149) at org.springframework.aop.aspectj.AspectJAfterAdvice.invoke(AspectJAfterAdvice.java:42) at org.springframework.aop.framework.ReflectiveMethodInvocation.proceed(ReflectiveMethodInvocation.java:160) at org.springframework.aop.framework.adapter.MethodBeforeAdviceInterceptor.invoke(MethodBeforeAdviceInterceptor.java:50) at org.springframework.aop.framework.ReflectiveMethodInvocation.proceed(ReflectiveMethodInvocation.java:160) at org.springframework.aop.interceptor.ExposeInvocationInterceptor.invoke(ExposeInvocationInterceptor.java:89) at org.springframework.aop.framework.ReflectiveMethodInvocation.proceed(ReflectiveMethodInvocation.java:171) at org.springframework.aop.framework.JdkDynamicAopProxy.invoke(JdkDynamicAopProxy.java:204) at $Proxy483.findPks(Unknown Source) at es.juntadeandalucia.cice.agata.sad.neg.impl.ElementoICalServiceImpl.find(ElementoICalServiceImpl.java:1195) at es.juntadeandalucia.cice.agata.sad.neg.impl.ElementoICalServiceImpl.find(ElementoICalServiceImpl.java:1175) at sun.reflect.GeneratedMethodAccessor270.invoke(Unknown Source) at sun.reflect.DelegatingMethodAccessorImpl.invoke(DelegatingMethodAccessorImpl.java:25) at java.lang.reflect.Method.invoke(Method.java:592)at org.springframework.aop.support.AopUtils.invokeJoinpointUsingReflection(AopUtils.java:307)at org.springframework.aop.framework.ReflectiveMethodInvocation.invokeJoinpoint(ReflectiveMethodInvocation.java:182)at org.springframework.aop.framework.ReflectiveMethodInvocation.proceed(ReflectiveMethodInvocation.java:149) at org.springframework.aop.aspectj.AspectJAfterAdvice.invoke(AspectJAfterAdvice.java:42)at org.springframework.aop.framework.ReflectiveMethodInvocation.proceed(ReflectiveMethodInvocation.java:160)at org.springframework.aop.framework.adapter.MethodBeforeAdviceInterceptor.invoke(MethodBeforeAdviceInterceptor.java:50)</text:p>
            <text:p text:style-name="Preformatted_20_Text"><text:s text:c="8"/>at org.springframework.aop.framework.ReflectiveMethodInvocation.proceed(ReflectiveMethodInvocation.java:160) at org.springframework.aop.framework.adapter.AfterReturningAdviceInterceptor.invoke(AfterReturningAdviceInterceptor.java:50)at org.springframework.aop.framework.ReflectiveMethodInvocation.proceed(ReflectiveMethodInvocation.java:160)at org.springframework.security.intercept.method.aopalliance.MethodSecurityInterceptor.invoke(MethodSecurityInterceptor.java:66)at org.springframework.aop.framework.ReflectiveMethodInvocation.proceed(ReflectiveMethodInvocation.java:171)at org.springframework.transaction.interceptor.TransactionInterceptor.invoke(TransactionInterceptor.java:106) at org.springframework.aop.framework.ReflectiveMethodInvocation.proceed(ReflectiveMethodInvocation.java:171)at org.springframework.aop.interceptor.ExposeInvocationInterceptor.invoke(ExposeInvocationInterceptor.java:89)at org.springframework.aop.framework.ReflectiveMethodInvocation.proceed(ReflectiveMethodInvocation.java:171)at org.springframework.aop.framework.JdkDynamicAopProxy.invoke(JdkDynamicAopProxy.java:204)at $Proxy475.find(Unknown Source)at es.juntadeandalucia.cice.agata.sad.webapp.controller.EventController.listIncomingEvents(EventController.java:965)</text:p>
            <text:list xml:id="list32411330" text:continue-numbering="true" text:style-name="L2">
              <text:list-item>
                <text:p text:style-name="P8"><text:s text:c="8"/>... 88 more. </text:p>
              </text:list-item>
            </text:list>
          </text:deletion>
        </text:changed-region>
        <text:changed-region xml:id="ct238680176" text:id="ct238680176">
          <text:insertion>
            <office:change-info>
              <dc:creator>Jorge </dc:creator>
              <dc:date>2015-05-06T10:51:00</dc:date>
            </office:change-info>
          </text:insertion>
        </text:changed-region>
        <text:changed-region xml:id="ct238680280" text:id="ct238680280">
          <text:insertion>
            <office:change-info>
              <dc:creator>Jorge </dc:creator>
              <dc:date>2015-05-06T10:52:00</dc:date>
            </office:change-info>
          </text:insertion>
        </text:changed-region>
        <text:changed-region xml:id="ct238680384" text:id="ct238680384">
          <text:insertion>
            <office:change-info>
              <dc:creator>Jorge </dc:creator>
              <dc:date>2015-05-06T10:53:00</dc:date>
            </office:change-info>
          </text:insertion>
        </text:changed-region>
        <text:changed-region xml:id="ct238680488" text:id="ct238680488">
          <text:insertion>
            <office:change-info>
              <dc:creator>Jorge </dc:creator>
              <dc:date>2015-05-06T10:54:00</dc:date>
            </office:change-info>
          </text:insertion>
        </text:changed-region>
        <text:changed-region xml:id="ct238680592" text:id="ct238680592">
          <text:insertion>
            <office:change-info>
              <dc:creator>Jorge </dc:creator>
              <dc:date>2015-05-06T10:54:00</dc:date>
            </office:change-info>
          </text:insertion>
        </text:changed-region>
        <text:changed-region xml:id="ct238680696" text:id="ct238680696">
          <text:deletion>
            <office:change-info>
              <dc:creator>Jorge </dc:creator>
              <dc:date>2015-05-06T10:54:00</dc:date>
            </office:change-info>
            <text:p text:style-name="Text_20_body"><text:s/></text:p>
            <text:p text:style-name="Text_20_body"><text:span text:style-name="T2"/></text:p>
          </text:deletion>
        </text:changed-region>
        <text:changed-region xml:id="ct238680800" text:id="ct238680800">
          <text:insertion>
            <office:change-info>
              <dc:creator>Jorge </dc:creator>
              <dc:date>2015-05-06T10:55:00</dc:date>
            </office:change-info>
          </text:insertion>
        </text:changed-region>
        <text:changed-region xml:id="ct238680904" text:id="ct238680904">
          <text:insertion>
            <office:change-info>
              <dc:creator>Jorge </dc:creator>
              <dc:date>2015-05-06T10:56:00</dc:date>
            </office:change-info>
          </text:insertion>
        </text:changed-region>
        <text:changed-region xml:id="ct238681008" text:id="ct238681008">
          <text:deletion>
            <office:change-info>
              <dc:creator>Jorge </dc:creator>
              <dc:date>2015-05-06T10:56:00</dc:date>
            </office:change-info>
            <text:p text:style-name="Text_20_body"><text:span text:style-name="T2"><text:s/></text:span></text:p>
          </text:deletion>
        </text:changed-region>
        <text:changed-region xml:id="ct238681112" text:id="ct238681112">
          <text:insertion>
            <office:change-info>
              <dc:creator>Jorge </dc:creator>
              <dc:date>2015-05-06T10:56:00</dc:date>
            </office:change-info>
          </text:insertion>
        </text:changed-region>
        <text:changed-region xml:id="ct238681216" text:id="ct238681216">
          <text:insertion>
            <office:change-info>
              <dc:creator>Jorge </dc:creator>
              <dc:date>2015-05-06T10:57:00</dc:date>
            </office:change-info>
          </text:insertion>
        </text:changed-region>
        <text:changed-region xml:id="ct238681320" text:id="ct238681320">
          <text:deletion>
            <office:change-info>
              <dc:creator>Jorge </dc:creator>
              <dc:date>2015-05-06T10:57:00</dc:date>
            </office:change-info>
            <text:p text:style-name="P9">pero la mas común es cuando thunderbird está configurado con la URL del CSA, este da un time-out al sincronizar.</text:p>
          </text:deletion>
        </text:changed-region>
        <text:changed-region xml:id="ct238681424" text:id="ct238681424">
          <text:insertion>
            <office:change-info>
              <dc:creator>Jorge </dc:creator>
              <dc:date>2015-05-06T10:57:00</dc:date>
            </office:change-info>
          </text:insertion>
        </text:changed-region>
        <text:changed-region xml:id="ct238681528" text:id="ct238681528">
          <text:insertion>
            <office:change-info>
              <dc:creator>Jorge </dc:creator>
              <dc:date>2015-05-06T10:58:00</dc:date>
            </office:change-info>
          </text:insertion>
        </text:changed-region>
        <text:changed-region xml:id="ct238681632" text:id="ct238681632">
          <text:deletion>
            <office:change-info>
              <dc:creator>Jorge </dc:creator>
              <dc:date>2015-05-06T10:58:00</dc:date>
            </office:change-info>
            <text:p text:style-name="P10">C</text:p>
          </text:deletion>
        </text:changed-region>
        <text:changed-region xml:id="ct238681736" text:id="ct238681736">
          <text:insertion>
            <office:change-info>
              <dc:creator>Jorge </dc:creator>
              <dc:date>2015-05-06T10:58:00</dc:date>
            </office:change-info>
          </text:insertion>
        </text:changed-region>
        <text:changed-region xml:id="ct238681840" text:id="ct238681840">
          <text:insertion>
            <office:change-info>
              <dc:creator>Jorge </dc:creator>
              <dc:date>2015-05-06T10:58:00</dc:date>
            </office:change-info>
          </text:insertion>
        </text:changed-region>
        <text:changed-region xml:id="ct238681944" text:id="ct238681944">
          <text:deletion>
            <office:change-info>
              <dc:creator>Jorge </dc:creator>
              <dc:date>2015-05-06T10:58:00</dc:date>
            </office:change-info>
            <text:p text:style-name="P10">externo </text:p>
          </text:deletion>
        </text:changed-region>
        <text:changed-region xml:id="ct238682048" text:id="ct238682048">
          <text:insertion>
            <office:change-info>
              <dc:creator>Jorge </dc:creator>
              <dc:date>2015-05-06T11:00:00</dc:date>
            </office:change-info>
          </text:insertion>
        </text:changed-region>
        <text:changed-region xml:id="ct238682152" text:id="ct238682152">
          <text:insertion>
            <office:change-info>
              <dc:creator>Jorge </dc:creator>
              <dc:date>2015-05-06T11:01:00</dc:date>
            </office:change-info>
          </text:insertion>
        </text:changed-region>
        <text:changed-region xml:id="ct238682256" text:id="ct238682256">
          <text:deletion>
            <office:change-info>
              <dc:creator>Jorge </dc:creator>
              <dc:date>2015-05-06T11:01:00</dc:date>
            </office:change-info>
            <text:p text:style-name="P10"><text:s/>de Agata.</text:p>
          </text:deletion>
        </text:changed-region>
        <text:changed-region xml:id="ct238682360" text:id="ct238682360">
          <text:insertion>
            <office:change-info>
              <dc:creator>Jorge </dc:creator>
              <dc:date>2015-05-06T11:01:00</dc:date>
            </office:change-info>
          </text:insertion>
        </text:changed-region>
        <text:changed-region xml:id="ct242556760" text:id="ct242556760">
          <text:insertion>
            <office:change-info>
              <dc:creator>INDRA </dc:creator>
              <dc:date>2015-05-11T11:22:00</dc:date>
            </office:change-info>
          </text:insertion>
        </text:changed-region>
        <text:changed-region xml:id="ct242556864" text:id="ct242556864">
          <text:deletion>
            <office:change-info>
              <dc:creator>INDRA </dc:creator>
              <dc:date>2015-05-11T11:24:00</dc:date>
            </office:change-info>
            <text:p text:style-name="P11"><text:span text:style-name="T3"><office:annotation><dc:creator>Jorge </dc:creator><dc:date>2015-05-06T11:01:17.42</dc:date><text:p text:style-name="P71"><text:span text:style-name="T12">Indicar cómo activar los logs a nivel total</text:span></text:p></office:annotation></text:span></text:p>
          </text:deletion>
          <text:insertion>
            <office:change-info office:chg-author="Jorge " office:chg-date-time="2015-05-06T11:01:00"/>
          </text:insertion>
        </text:changed-region>
        <text:changed-region xml:id="ct238682464" text:id="ct238682464">
          <text:insertion>
            <office:change-info>
              <dc:creator>Jorge </dc:creator>
              <dc:date>2015-05-06T11:00:00</dc:date>
            </office:change-info>
          </text:insertion>
        </text:changed-region>
        <text:changed-region xml:id="ct237565576" text:id="ct237565576">
          <text:deletion>
            <office:change-info>
              <dc:creator>Jorge </dc:creator>
              <dc:date>2015-05-06T11:12:00</dc:date>
            </office:change-info>
            <text:h text:style-name="Heading_20_2" text:outline-level="2"><text:span text:style-name="T3"/></text:h>
            <text:h text:style-name="Heading_20_2" text:outline-level="2"><text:span text:style-name="T3"/></text:h>
          </text:deletion>
        </text:changed-region>
        <text:changed-region xml:id="ct237565472" text:id="ct237565472">
          <text:deletion>
            <office:change-info>
              <dc:creator>Jorge </dc:creator>
              <dc:date>2015-05-06T11:34:00</dc:date>
            </office:change-info>
            <text:h text:style-name="Heading_20_2" text:outline-level="2">tilización de las “Ventanas de Sincronización” que la herramienta y los distintos dispositivos y clientes ofrecen con el objetivo de minimizar el número de datos intercambiados</text:h>
            <text:h text:style-name="Heading_20_2" text:outline-level="2"/>
          </text:deletion>
        </text:changed-region>
        <text:changed-region xml:id="ct237565368" text:id="ct237565368">
          <text:deletion>
            <office:change-info>
              <dc:creator>Jorge </dc:creator>
              <dc:date>2015-05-06T11:15:00</dc:date>
            </office:change-info>
            <text:h text:style-name="Heading_20_2" text:outline-level="2">u</text:h>
          </text:deletion>
        </text:changed-region>
        <text:changed-region xml:id="ct237565264" text:id="ct237565264">
          <text:deletion>
            <office:change-info>
              <dc:creator>Jorge </dc:creator>
              <dc:date>2015-05-06T11:14:00</dc:date>
            </office:change-info>
            <text:h text:style-name="Heading_20_2" text:outline-level="2"><text:span text:style-name="T3"/></text:h>
            <text:h text:style-name="Heading_20_2" text:outline-level="2"/>
          </text:deletion>
        </text:changed-region>
        <text:changed-region xml:id="ct237565160" text:id="ct237565160">
          <text:deletion>
            <office:change-info>
              <dc:creator>Jorge </dc:creator>
              <dc:date>2015-05-06T11:34:00</dc:date>
            </office:change-info>
            <text:h text:style-name="Heading_20_2" text:outline-level="2">ealizar periódicamente tareas de borrado o almacenaje de datos históricos relativos a la agenda</text:h>
          </text:deletion>
        </text:changed-region>
        <text:changed-region xml:id="ct237565056" text:id="ct237565056">
          <text:deletion>
            <office:change-info>
              <dc:creator>Jorge </dc:creator>
              <dc:date>2015-05-06T11:14:00</dc:date>
            </office:change-info>
            <text:h text:style-name="Heading_20_2" text:outline-level="2"><text:s/>por lo que se recomienda a todos los usuarios:</text:h>
            <text:p text:style-name="Text_20_body">r</text:p>
          </text:deletion>
        </text:changed-region>
        <text:changed-region xml:id="ct237564952" text:id="ct237564952">
          <text:deletion>
            <office:change-info>
              <dc:creator>Jorge </dc:creator>
              <dc:date>2015-05-06T11:34:00</dc:date>
            </office:change-info>
            <text:p text:style-name="Text_20_body"><text:span text:style-name="T3"/></text:p>
            <text:h text:style-name="Heading_20_2" text:outline-level="2">Degradación del Rendimiento por Acumulación de Datos Históricos</text:h>
            <text:p text:style-name="Text_20_body">El uso intensivo de una agenda personal puede ocasionar que el número de datos presentes en la agenda de un determinado usuario aumente de tamaño de forma continua alcanzando un número considerable de elementos.</text:p>
            <text:p text:style-name="Text_20_body">Esto repercute de forma directa en los tiempos de transmisión y procesamiento de los datos</text:p>
          </text:deletion>
        </text:changed-region>
        <text:changed-region xml:id="ct237564848" text:id="ct237564848">
          <text:deletion>
            <office:change-info>
              <dc:creator>Jorge </dc:creator>
              <dc:date>2015-05-06T11:04:00</dc:date>
            </office:change-info>
            <text:p text:style-name="Text_20_body"><text:span text:style-name="T3"/></text:p>
            <text:p text:style-name="Text_20_body"><text:span text:style-name="T3"/></text:p>
          </text:deletion>
        </text:changed-region>
        <text:changed-region xml:id="ct237564744" text:id="ct237564744">
          <text:deletion>
            <office:change-info>
              <dc:creator>Jorge </dc:creator>
              <dc:date>2015-05-06T11:03:00</dc:date>
            </office:change-info>
            <text:p text:style-name="Text_20_body"><text:span text:style-name="T3"><text:s/></text:span></text:p>
          </text:deletion>
        </text:changed-region>
        <text:changed-region xml:id="ct238683088" text:id="ct238683088">
          <text:deletion>
            <office:change-info>
              <dc:creator>Jorge </dc:creator>
              <dc:date>2015-05-06T11:34:00</dc:date>
            </office:change-info>
            <text:p text:style-name="Text_20_body"><text:span text:style-name="T3">Solución: Instalar la CA del certificado para que se admita la configuración https</text:span></text:p>
          </text:deletion>
        </text:changed-region>
        <text:changed-region xml:id="ct238682984" text:id="ct238682984">
          <text:deletion>
            <office:change-info>
              <dc:creator>Jorge </dc:creator>
              <dc:date>2015-05-06T11:01:00</dc:date>
            </office:change-info>
            <text:p text:style-name="Text_20_body"><text:s/></text:p>
            <text:p text:style-name="Text_20_body"/>
          </text:deletion>
        </text:changed-region>
        <text:changed-region xml:id="ct238682880" text:id="ct238682880">
          <text:deletion>
            <office:change-info>
              <dc:creator>Jorge </dc:creator>
              <dc:date>2015-05-06T11:02:00</dc:date>
            </office:change-info>
            <text:p text:style-name="Text_20_body">.</text:p>
          </text:deletion>
        </text:changed-region>
        <text:changed-region xml:id="ct238682776" text:id="ct238682776">
          <text:deletion>
            <office:change-info>
              <dc:creator>Jorge </dc:creator>
              <dc:date>2015-05-06T11:34:00</dc:date>
            </office:change-info>
            <text:p text:style-name="Text_20_body">Debido a un cambio en los certificados emitidos para Agata, los citados clientes provocan un error al configurar la url https</text:p>
          </text:deletion>
        </text:changed-region>
        <text:changed-region xml:id="ct238682672" text:id="ct238682672">
          <text:deletion>
            <office:change-info>
              <dc:creator>Jorge </dc:creator>
              <dc:date>2015-05-06T11:01:00</dc:date>
            </office:change-info>
            <text:p text:style-name="Text_20_body"><text:s/></text:p>
          </text:deletion>
        </text:changed-region>
        <text:changed-region xml:id="ct238682568" text:id="ct238682568">
          <text:deletion>
            <office:change-info>
              <dc:creator>Jorge </dc:creator>
              <dc:date>2015-05-06T11:34:00</dc:date>
            </office:change-info>
            <text:p text:style-name="Text_20_body">Error al configurar https en clientes iOS8, Android 5 y Windows.</text:p>
          </text:deletion>
        </text:changed-region>
        <text:changed-region xml:id="ct237565680" text:id="ct237565680">
          <text:insertion>
            <office:change-info>
              <dc:creator>Jorge </dc:creator>
              <dc:date>2015-05-06T11:32:00</dc:date>
            </office:change-info>
          </text:insertion>
        </text:changed-region>
        <text:changed-region xml:id="ct237565784" text:id="ct237565784">
          <text:insertion>
            <office:change-info>
              <dc:creator>Jorge </dc:creator>
              <dc:date>2015-05-06T11:15:00</dc:date>
            </office:change-info>
          </text:insertion>
        </text:changed-region>
        <text:changed-region xml:id="ct237565888" text:id="ct237565888">
          <text:insertion>
            <office:change-info>
              <dc:creator>Jorge </dc:creator>
              <dc:date>2015-05-06T11:15:00</dc:date>
            </office:change-info>
          </text:insertion>
        </text:changed-region>
        <text:changed-region xml:id="ct237565992" text:id="ct237565992">
          <text:insertion>
            <office:change-info>
              <dc:creator>Jorge </dc:creator>
              <dc:date>2015-05-06T11:16:00</dc:date>
            </office:change-info>
          </text:insertion>
        </text:changed-region>
        <text:changed-region xml:id="ct237566096" text:id="ct237566096">
          <text:deletion>
            <office:change-info>
              <dc:creator>Jorge </dc:creator>
              <dc:date>2015-05-06T11:18:00</dc:date>
            </office:change-info>
            <text:p text:style-name="Text_20_body"><text:span text:style-name="T2">puede errar en el mapeo e identificación de citas que realiza entre los pares de datos presentes en el dispositivo y la base de datos residente en el servidor. </text:span></text:p>
          </text:deletion>
        </text:changed-region>
        <text:changed-region xml:id="ct237566200" text:id="ct237566200">
          <text:deletion>
            <office:change-info>
              <dc:creator>Jorge </dc:creator>
              <dc:date>2015-05-06T11:18:00</dc:date>
            </office:change-info>
            <text:p text:style-name="Text_20_body"><text:span text:style-name="T2">por una limitación del </text:span></text:p>
          </text:deletion>
        </text:changed-region>
        <text:changed-region xml:id="ct237566304" text:id="ct237566304">
          <text:insertion>
            <office:change-info>
              <dc:creator>Jorge </dc:creator>
              <dc:date>2015-05-06T11:18:00</dc:date>
            </office:change-info>
          </text:insertion>
        </text:changed-region>
        <text:changed-region xml:id="ct237566408" text:id="ct237566408">
          <text:insertion>
            <office:change-info>
              <dc:creator>Jorge </dc:creator>
              <dc:date>2015-05-06T11:12:00</dc:date>
            </office:change-info>
          </text:insertion>
        </text:changed-region>
        <text:changed-region xml:id="ct237566512" text:id="ct237566512">
          <text:deletion>
            <office:change-info>
              <dc:creator>Jorge </dc:creator>
              <dc:date>2015-05-06T11:21:00</dc:date>
            </office:change-info>
            <text:p text:style-name="P9">y p</text:p>
          </text:deletion>
        </text:changed-region>
        <text:changed-region xml:id="ct237566616" text:id="ct237566616">
          <text:insertion>
            <office:change-info>
              <dc:creator>Jorge </dc:creator>
              <dc:date>2015-05-06T11:21:00</dc:date>
            </office:change-info>
          </text:insertion>
        </text:changed-region>
        <text:changed-region xml:id="ct237566720" text:id="ct237566720">
          <text:deletion>
            <office:change-info>
              <dc:creator>Jorge </dc:creator>
              <dc:date>2015-05-06T11:21:00</dc:date>
            </office:change-info>
            <text:p text:style-name="P9">ara miniminizar el impacto se recomienda una configuración específica en las preferencias del usuario de la aplicación.</text:p>
            <text:p text:style-name="Text_20_body"><text:span text:style-name="T2"/></text:p>
          </text:deletion>
        </text:changed-region>
        <text:changed-region xml:id="ct237566824" text:id="ct237566824">
          <text:insertion>
            <office:change-info>
              <dc:creator>Jorge </dc:creator>
              <dc:date>2015-05-06T11:21:00</dc:date>
            </office:change-info>
          </text:insertion>
        </text:changed-region>
        <text:changed-region xml:id="ct237566928" text:id="ct237566928">
          <text:deletion>
            <office:change-info>
              <dc:creator>Jorge </dc:creator>
              <dc:date>2015-05-06T11:21:00</dc:date>
            </office:change-info>
            <text:p text:style-name="Text_20_body"><text:span text:style-name="T2">Esta configuración que evita la creación de citas duplicadas </text:span></text:p>
          </text:deletion>
        </text:changed-region>
        <text:changed-region xml:id="ct237567032" text:id="ct237567032">
          <text:insertion>
            <office:change-info>
              <dc:creator>Jorge </dc:creator>
              <dc:date>2015-05-06T11:22:00</dc:date>
            </office:change-info>
          </text:insertion>
        </text:changed-region>
        <text:changed-region xml:id="ct237567136" text:id="ct237567136">
          <text:insertion>
            <office:change-info>
              <dc:creator>Jorge </dc:creator>
              <dc:date>2015-05-06T11:21:00</dc:date>
            </office:change-info>
          </text:insertion>
        </text:changed-region>
        <text:changed-region xml:id="ct237567240" text:id="ct237567240">
          <text:insertion>
            <office:change-info>
              <dc:creator>Jorge </dc:creator>
              <dc:date>2015-05-06T11:22:00</dc:date>
            </office:change-info>
          </text:insertion>
        </text:changed-region>
        <text:changed-region xml:id="ct237567344" text:id="ct237567344">
          <text:deletion>
            <office:change-info>
              <dc:creator>Jorge </dc:creator>
              <dc:date>2015-05-06T11:22:00</dc:date>
            </office:change-info>
            <text:p text:style-name="Text_20_body"><text:span text:style-name="T2"><text:s/>marcando </text:span></text:p>
          </text:deletion>
        </text:changed-region>
        <text:changed-region xml:id="ct237567448" text:id="ct237567448">
          <text:deletion>
            <office:change-info>
              <dc:creator>Jorge </dc:creator>
              <dc:date>2015-05-06T11:22:00</dc:date>
            </office:change-info>
            <text:p text:style-name="Text_20_body"><text:span text:style-name="T2">c</text:span></text:p>
          </text:deletion>
        </text:changed-region>
        <text:changed-region xml:id="ct237567552" text:id="ct237567552">
          <text:insertion>
            <office:change-info>
              <dc:creator>Jorge </dc:creator>
              <dc:date>2015-05-06T11:22:00</dc:date>
            </office:change-info>
          </text:insertion>
        </text:changed-region>
        <text:changed-region xml:id="ct237567656" text:id="ct237567656">
          <text:deletion>
            <office:change-info>
              <dc:creator>Jorge </dc:creator>
              <dc:date>2015-05-06T11:22:00</dc:date>
            </office:change-info>
            <text:p text:style-name="Text_20_body"><text:span text:style-name="T2"><text:s/>Este bloqueo se realiza desde la web de administración de AGATA.</text:span></text:p>
          </text:deletion>
        </text:changed-region>
        <text:changed-region xml:id="ct237567760" text:id="ct237567760">
          <text:insertion>
            <office:change-info>
              <dc:creator>Jorge </dc:creator>
              <dc:date>2015-05-06T11:34:00</dc:date>
            </office:change-info>
          </text:insertion>
        </text:changed-region>
        <text:changed-region xml:id="ct237567864" text:id="ct237567864">
          <text:insertion>
            <office:change-info>
              <dc:creator>Jorge </dc:creator>
              <dc:date>2015-05-06T11:24:00</dc:date>
            </office:change-info>
          </text:insertion>
        </text:changed-region>
        <text:changed-region xml:id="ct237567968" text:id="ct237567968">
          <text:insertion>
            <office:change-info>
              <dc:creator>Jorge </dc:creator>
              <dc:date>2015-05-06T11:24:00</dc:date>
            </office:change-info>
          </text:insertion>
        </text:changed-region>
        <text:changed-region xml:id="ct237568072" text:id="ct237568072">
          <text:deletion>
            <office:change-info>
              <dc:creator>Jorge </dc:creator>
              <dc:date>2015-05-06T11:24:00</dc:date>
            </office:change-info>
            <text:p text:style-name="Text_20_body"><text:span text:style-name="T2"/></text:p>
            <text:p text:style-name="Text_20_body"><text:span text:style-name="T2"/></text:p>
          </text:deletion>
        </text:changed-region>
        <text:changed-region xml:id="ct237568176" text:id="ct237568176">
          <text:insertion>
            <office:change-info>
              <dc:creator>Jorge </dc:creator>
              <dc:date>2015-05-06T10:46:00</dc:date>
            </office:change-info>
          </text:insertion>
        </text:changed-region>
        <text:changed-region xml:id="ct240782648" text:id="ct240782648">
          <text:insertion>
            <office:change-info>
              <dc:creator>INDRA </dc:creator>
              <dc:date>2015-05-11T12:14:00</dc:date>
            </office:change-info>
          </text:insertion>
        </text:changed-region>
        <text:changed-region xml:id="ct242557904" text:id="ct242557904">
          <text:insertion>
            <office:change-info>
              <dc:creator>INDRA </dc:creator>
              <dc:date>2015-05-11T12:15:00</dc:date>
            </office:change-info>
          </text:insertion>
        </text:changed-region>
        <text:changed-region xml:id="ct242557488" text:id="ct242557488">
          <text:insertion>
            <office:change-info>
              <dc:creator>INDRA </dc:creator>
              <dc:date>2015-05-11T12:20:00</dc:date>
            </office:change-info>
          </text:insertion>
        </text:changed-region>
        <text:changed-region xml:id="ct242557800" text:id="ct242557800">
          <text:insertion>
            <office:change-info>
              <dc:creator>INDRA </dc:creator>
              <dc:date>2015-05-11T12:21:00</dc:date>
            </office:change-info>
          </text:insertion>
        </text:changed-region>
        <text:changed-region xml:id="ct240783272" text:id="ct240783272">
          <text:insertion>
            <office:change-info>
              <dc:creator>INDRA </dc:creator>
              <dc:date>2015-05-11T12:22:00</dc:date>
            </office:change-info>
          </text:insertion>
        </text:changed-region>
        <text:changed-region xml:id="ct240783376" text:id="ct240783376">
          <text:insertion>
            <office:change-info>
              <dc:creator>INDRA </dc:creator>
              <dc:date>2015-05-11T12:23:00</dc:date>
            </office:change-info>
          </text:insertion>
        </text:changed-region>
        <text:changed-region xml:id="ct242556968" text:id="ct242556968">
          <text:insertion>
            <office:change-info>
              <dc:creator>INDRA </dc:creator>
              <dc:date>2015-05-11T12:15:00</dc:date>
            </office:change-info>
          </text:insertion>
        </text:changed-region>
        <text:changed-region xml:id="ct240782440" text:id="ct240782440">
          <text:deletion>
            <office:change-info>
              <dc:creator>INDRA </dc:creator>
              <dc:date>2015-05-11T12:14:00</dc:date>
            </office:change-info>
            <text:h text:style-name="Heading_20_1" text:outline-level="1" text:is-list-header="true">Anexo I: Logs detallados</text:h>
          </text:deletion>
          <text:insertion>
            <office:change-info office:chg-author="Jorge " office:chg-date-time="2015-05-06T10:46:00"/>
          </text:insertion>
        </text:changed-region>
        <text:changed-region xml:id="ct242553328" text:id="ct242553328">
          <text:insertion>
            <office:change-info>
              <dc:creator>INDRA </dc:creator>
              <dc:date>2015-05-11T12:13:00</dc:date>
            </office:change-info>
          </text:insertion>
        </text:changed-region>
        <text:changed-region xml:id="ct242557280" text:id="ct242557280">
          <text:insertion>
            <office:change-info>
              <dc:creator>Jorge </dc:creator>
              <dc:date>2015-05-06T1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Standard"><text:s/></text:p>
      <text:p text:style-name="Standard"/>
      <text:p text:style-name="Standard"/>
      <text:p text:style-name="Standard"/>
      <text:p text:style-name="Standard"/>
      <text:p text:style-name="Standard"><draw:frame draw:style-name="fr1" draw:name="gráficos2" text:anchor-type="paragraph" svg:x="3.66cm" svg:y="0.08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17"/>
      <text:p text:style-name="P17"/>
      <text:p text:style-name="P17"/>
      <text:p text:style-name="P17"/>
      <text:p text:style-name="P1"><text:change text:change-id="ct112710776"/><text:change-start text:change-id="ct112710672"/>Agata</text:p>
      <text:p text:style-name="P17">Agend<text:change-end text:change-id="ct112710672"/><text:change-start text:change-id="ct112710464"/>a corporativa<text:change-end text:change-id="ct112710464"/></text:p>
      <text:p text:style-name="P23"><text:title>Guía de migración y errores conocidos</text:title></text:p>
      <text:p text:style-name="Subtitle"/>
      <text:p text:style-name="Text_20_body"/>
      <text:p text:style-name="Text_20_body"><text:change text:change-id="ct112710360"/></text:p>
      <text:p text:style-name="Nota_20_al_20_pié">Versión: <text:keywords>0100</text:keywords></text:p>
      <text:p text:style-name="Nota_20_al_20_pié">Fecha: 24/02/2015</text:p>
      <text:p text:style-name="Nota_20_al_20_pié"><text:soft-page-break/></text:p>
      <text:p text:style-name="Nota_20_al_20_pié"/>
      <text:p text:style-name="P30">[Versión del Producto]</text:p>
      <table:table table:name="Tabla2" table:style-name="Tabla2">
        <table:table-column table:style-name="Tabla2.A"/>
        <table:table-row>
          <table:table-cell table:style-name="Tabla2.A1" office:value-type="string">
            <text:p text:style-name="P21">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55"/>
      <text:p text:style-name="P26">HOJA DE CONTROL</text:p>
      <text:p text:style-name="Text_20_body"><text:change text:change-id="ct112710256"/></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7">Organismo</text:p>
          </table:table-cell>
          <table:table-cell table:style-name="Tabla3.B1" table:number-columns-spanned="3" office:value-type="string">
            <text:p text:style-name="Table_20_Contents">Consejería de Hacienda y Administración Pública</text:p>
          </table:table-cell>
          <table:covered-table-cell/>
          <table:covered-table-cell/>
        </table:table-row>
        <table:table-row>
          <table:table-cell table:style-name="Tabla3.A2" office:value-type="string">
            <text:p text:style-name="P27">Proyecto</text:p>
          </table:table-cell>
          <table:table-cell table:style-name="Tabla3.B2" table:number-columns-spanned="3" office:value-type="string">
            <text:p text:style-name="Table_20_Contents"><text:bookmark-start text:name="__DdeLink__323_258527374"/><text:subject>Agata, agenda corporativa.</text:subject><text:bookmark-end text:name="__DdeLink__323_258527374"/></text:p>
          </table:table-cell>
          <table:covered-table-cell/>
          <table:covered-table-cell/>
        </table:table-row>
        <table:table-row>
          <table:table-cell table:style-name="Tabla3.A2" office:value-type="string">
            <text:p text:style-name="P27">Entregable</text:p>
          </table:table-cell>
          <table:table-cell table:style-name="Tabla3.B2" table:number-columns-spanned="3" office:value-type="string">
            <text:p text:style-name="Table_20_Contents"><text:title>Guía de migración y errores conocidos</text:title></text:p>
          </table:table-cell>
          <table:covered-table-cell/>
          <table:covered-table-cell/>
        </table:table-row>
        <table:table-row>
          <table:table-cell table:style-name="Tabla3.A2" office:value-type="string">
            <text:p text:style-name="P27">Autor</text:p>
          </table:table-cell>
          <table:table-cell table:style-name="Tabla3.B2" table:number-columns-spanned="3" office:value-type="string">
            <text:p text:style-name="Table_20_Contents">Sandetel</text:p>
          </table:table-cell>
          <table:covered-table-cell/>
          <table:covered-table-cell/>
        </table:table-row>
        <table:table-row>
          <table:table-cell table:style-name="Tabla3.A2" office:value-type="string">
            <text:p text:style-name="P27">Versión/Edición</text:p>
          </table:table-cell>
          <table:table-cell table:style-name="Tabla3.B5" office:value-type="string">
            <text:p text:style-name="Table_20_Contents"><text:keywords>0100</text:keywords></text:p>
          </table:table-cell>
          <table:table-cell table:style-name="Tabla3.A2" office:value-type="string">
            <text:p text:style-name="P27">Fecha Versión</text:p>
          </table:table-cell>
          <table:table-cell table:style-name="Tabla3.D5" office:value-type="date" office:date-value="2015-02-24">
            <text:p text:style-name="P29">24/02/15</text:p>
          </table:table-cell>
        </table:table-row>
        <table:table-row>
          <table:table-cell table:style-name="Tabla3.A2" office:value-type="string">
            <text:p text:style-name="P27">Aprobado por</text:p>
          </table:table-cell>
          <table:table-cell table:style-name="Tabla3.B5" office:value-type="string">
            <text:p text:style-name="Table_20_Contents"/>
          </table:table-cell>
          <table:table-cell table:style-name="Tabla3.A2" office:value-type="string">
            <text:p text:style-name="P27">Fecha Aprobación</text:p>
          </table:table-cell>
          <table:table-cell table:style-name="Tabla3.B2" office:value-type="string">
            <text:p text:style-name="P29"/>
          </table:table-cell>
        </table:table-row>
        <table:table-row>
          <table:table-cell table:style-name="Tabla3.B5" office:value-type="string">
            <text:p text:style-name="P27"/>
          </table:table-cell>
          <table:table-cell table:style-name="Tabla3.B5" office:value-type="string">
            <text:p text:style-name="Table_20_Contents"/>
          </table:table-cell>
          <table:table-cell table:style-name="Tabla3.A2" office:value-type="string">
            <text:p text:style-name="P27">Nº Total de Páginas</text:p>
          </table:table-cell>
          <table:table-cell table:style-name="Tabla3.B2" office:value-type="string">
            <text:p text:style-name="P29"><text:page-count>23</text:page-count></text:p>
          </table:table-cell>
        </table:table-row>
      </table:table>
      <text:p text:style-name="Standard"/>
      <text:p text:style-name="P24"/>
      <text:p text:style-name="P24">REGISTRO DE CAMBIOS</text:p>
      <text:p text:style-name="Standard"/>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28">Versión</text:p>
          </table:table-cell>
          <table:table-cell table:style-name="Tabla4.A1" office:value-type="string">
            <text:p text:style-name="P28">Causa del Cambio</text:p>
          </table:table-cell>
          <table:table-cell table:style-name="Tabla4.A1" office:value-type="string">
            <text:p text:style-name="P28">Responsable del Cambio</text:p>
          </table:table-cell>
          <table:table-cell table:style-name="Tabla4.D1" office:value-type="string">
            <text:p text:style-name="P28">Fecha del Cambio</text:p>
          </table:table-cell>
        </table:table-row>
        <table:table-row>
          <table:table-cell table:style-name="Tabla4.A2" office:value-type="string">
            <text:p text:style-name="P29">0100</text:p>
          </table:table-cell>
          <table:table-cell table:style-name="Tabla4.A2" office:value-type="string">
            <text:p text:style-name="P29">Versión inicial</text:p>
          </table:table-cell>
          <table:table-cell table:style-name="Tabla4.A2" office:value-type="string">
            <text:p text:style-name="P29">Francisco Rodríguez Corredor</text:p>
          </table:table-cell>
          <table:table-cell table:style-name="Tabla4.D2" office:value-type="date" office:date-value="2012-03-08">
            <text:p text:style-name="P29">08/03/2012</text:p>
          </table:table-cell>
        </table:table-row>
        <table:table-row>
          <table:table-cell table:style-name="Tabla4.A2" office:value-type="string">
            <text:p text:style-name="P29"/>
          </table:table-cell>
          <table:table-cell table:style-name="Tabla4.A2" office:value-type="string">
            <text:p text:style-name="P29"/>
          </table:table-cell>
          <table:table-cell table:style-name="Tabla4.A2" office:value-type="string">
            <text:p text:style-name="P29"/>
          </table:table-cell>
          <table:table-cell table:style-name="Tabla4.D3" office:value-type="string">
            <text:p text:style-name="P29"/>
          </table:table-cell>
        </table:table-row>
        <table:table-row>
          <table:table-cell table:style-name="Tabla4.A2" office:value-type="string">
            <text:p text:style-name="P29"/>
          </table:table-cell>
          <table:table-cell table:style-name="Tabla4.A2" office:value-type="string">
            <text:p text:style-name="P29"/>
          </table:table-cell>
          <table:table-cell table:style-name="Tabla4.A2" office:value-type="string">
            <text:p text:style-name="P29"/>
          </table:table-cell>
          <table:table-cell table:style-name="Tabla4.D3" office:value-type="string">
            <text:p text:style-name="P29"/>
          </table:table-cell>
        </table:table-row>
      </table:table>
      <text:p text:style-name="Standard"/>
      <text:p text:style-name="P24"/>
      <text:p text:style-name="P24">CONTROL DE DISTRIBUCIÓN</text:p>
      <text:p text:style-name="Standard"/>
      <table:table table:name="Tabla5" table:style-name="Tabla5">
        <table:table-column table:style-name="Tabla5.A"/>
        <table:table-row>
          <table:table-cell table:style-name="Tabla5.A1" office:value-type="string">
            <text:p text:style-name="P27">Nombre y Apellidos</text:p>
          </table:table-cell>
        </table:table-row>
        <table:table-row>
          <table:table-cell table:style-name="Tabla5.A2" office:value-type="string">
            <text:h text:style-name="Heading_20_1" text:outline-level="1" text:is-list-header="true"><text:bookmark-start text:name="__RefHeading__2454_2127351322"/><text:bookmark-end text:name="__RefHeading__2454_2127351322"/></text:h>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ext:soft-page-break/>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
      <text:p text:style-name="Standard"/>
      <text:p text:style-name="P25"/>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text:p>
          </text:index-title>
          <text:p text:style-name="P60"><text:a xlink:type="simple" xlink:href="#__RefHeading__10196_1500692348" text:style-name="Internet_20_link" text:visited-style-name="Internet_20_link">1 Introducción<text:tab/>6</text:a></text:p>
          <text:p text:style-name="P60"><text:a xlink:type="simple" xlink:href="#__RefHeading__1046_724699919" text:style-name="Internet_20_link" text:visited-style-name="Internet_20_link">2 Procedimiento para la migración de un usuario<text:tab/>7</text:a></text:p>
          <text:p text:style-name="P61"><text:a xlink:type="simple" xlink:href="#__RefHeading__1048_724699919" text:style-name="Internet_20_link" text:visited-style-name="Internet_20_link">2.1 Traspasar el calendario y libreta de contactos a AGATAv2<text:tab/>7</text:a></text:p>
          <text:p text:style-name="P61"><text:a xlink:type="simple" xlink:href="#__RefHeading__1050_724699919" text:style-name="Internet_20_link" text:visited-style-name="Internet_20_link">2.2 Instalar y configurar el cliente de correo y agenda Thunderbird<text:tab/>8</text:a></text:p>
          <text:p text:style-name="P61"><text:a xlink:type="simple" xlink:href="#__RefHeading__1052_724699919" text:style-name="Internet_20_link" text:visited-style-name="Internet_20_link">2.3 Configurar los dispositivos móviles del usuario para sincronizar contra AGATAv2<text:tab/>8</text:a></text:p>
          <text:p text:style-name="P61"><text:a xlink:type="simple" xlink:href="#__RefHeading__1054_724699919" text:style-name="Internet_20_link" text:visited-style-name="Internet_20_link">2.4 Conceder los permisos necesarios a los usuarios que van a trabajar con el usuario migrado<text:tab/>9</text:a></text:p>
          <text:p text:style-name="P61"><text:a xlink:type="simple" xlink:href="#__RefHeading__1056_724699919" text:style-name="Internet_20_link" text:visited-style-name="Internet_20_link">2.5 Activar las suscripciones de permisos que el usuario migrado tuviera concedidas con respecto a otros usuarios del sistema<text:tab/>10</text:a></text:p>
          <text:p text:style-name="P60"><text:a xlink:type="simple" xlink:href="#__RefHeading__1058_724699919" text:style-name="Internet_20_link" text:visited-style-name="Internet_20_link">3 Problemas conocidos<text:tab/>12</text:a></text:p>
          <text:p text:style-name="P61"><text:a xlink:type="simple" xlink:href="#__RefHeading__3953_309577450" text:style-name="Internet_20_link" text:visited-style-name="Internet_20_link">3.1 Errores al sincronizar desde outlook por existencia de campos en blanco o campos demasiado largos. <text:tab/>12</text:a></text:p>
          <text:p text:style-name="P61"><text:a xlink:type="simple" xlink:href="#__RefHeading__3955_309577450" text:style-name="Internet_20_link" text:visited-style-name="Internet_20_link">3.2 Error de sincronización desde thunderbird, aparece un triangulo amarillo indicando que el calendario no esta disponible momentáneamente.<text:tab/>14</text:a></text:p>
          <text:p text:style-name="P61"><text:a xlink:type="simple" xlink:href="#__RefHeading__1062_724699919" text:style-name="Internet_20_link" text:visited-style-name="Internet_20_link">3.3 Duplicación de citas y contactos<text:tab/>14</text:a></text:p>
          <text:p text:style-name="P61"><text:a xlink:type="simple" xlink:href="#__RefHeading__2452_2127351322" text:style-name="Internet_20_link" text:visited-style-name="Internet_20_link">3.4 (Incidencia común) Error al configurar https en clientes iOS8, Android 5 y Windows.<text:tab/>15</text:a></text:p>
          <text:p text:style-name="P61"><text:a xlink:type="simple" xlink:href="#__RefHeading__1060_724699919" text:style-name="Internet_20_link" text:visited-style-name="Internet_20_link">3.5 (Incidencia común) Degradación del Rendimiento por Acumulación de Datos Históricos<text:tab/>16</text:a></text:p>
          <text:p text:style-name="P61"><text:a xlink:type="simple" xlink:href="#__RefHeading__1064_724699919" text:style-name="Internet_20_link" text:visited-style-name="Internet_20_link">3.6 (Incidencia común) Borrados masivos de datos de forma accidental<text:tab/>16</text:a></text:p>
          <text:p text:style-name="P60"><text:a xlink:type="simple" xlink:href="#__RefHeading__3959_309577450" text:style-name="Internet_20_link" text:visited-style-name="Internet_20_link">4 Reporte de Incidencias<text:tab/>17</text:a></text:p>
          <text:p text:style-name="P60"><text:a xlink:type="simple" xlink:href="#__RefHeading__2457_2127351322" text:style-name="Internet_20_link" text:visited-style-name="Internet_20_link">5 Anexo I: Logs detallados<text:tab/>18</text:a></text:p>
          <text:p text:style-name="P61"><text:a xlink:type="simple" xlink:href="#__RefHeading__3961_309577450" text:style-name="Internet_20_link" text:visited-style-name="Internet_20_link">5.1 Log de dato excesivamente largo al sincronizar funambol<text:tab/>18</text:a></text:p>
        </text:index-body>
      </text:table-of-content>
      <text:p text:style-name="Standard"/>
      <text:p text:style-name="Standard"/>
      <text:p text:style-name="Standard"/>
      <text:p text:style-name="Standard"/>
      <text:p text:style-name="Text_20_body"/>
      <text:p text:style-name="Contents_20_2"/>
      <text:h text:style-name="Heading_20_1" text:outline-level="1"><text:bookmark-start text:name="__RefHeading__10196_1500692348"/>Introducción<text:bookmark-end text:name="__RefHeading__10196_1500692348"/></text:h>
      <text:p text:style-name="P2"><text:change-start text:change-id="ct112710048"/>Este documento <text:change-end text:change-id="ct112710048"/><text:change-start text:change-id="ct112709840"/>resume el proceso de migración de un puesto de usuario <text:change-end text:change-id="ct112709840"/><text:change-start text:change-id="ct112709736"/>hacia la agenda Agata, y <text:change-end text:change-id="ct112709736"/><text:change-start text:change-id="ct239568512"/>recoge una serie de recomendaciones básicas para mejorar <text:change-end text:change-id="ct239568512"/><text:change-start text:change-id="ct239568616"/>la experiencia de <text:change-end text:change-id="ct239568616"/><text:change text:change-id="ct239568720"/><text:change-start text:change-id="ct239568824"/>uso de <text:change-end text:change-id="ct239568824"/><text:change-start text:change-id="ct239568928"/>dicha herramienta.<text:change-end text:change-id="ct239568928"/><text:change text:change-id="ct239569032"/></text:p>
      <text:list xml:id="list32414076" text:continue-list="list4559810832172480185" text:style-name="L1">
        <text:list-item>
          <text:p text:style-name="P36">procedimiento para la migración de un usuario</text:p>
        </text:list-item>
        <text:list-item>
          <text:p text:style-name="P36">configuraciones de dispositivos y clientes de agenda recomendadas</text:p>
        </text:list-item>
        <text:list-item>
          <text:p text:style-name="P4"><text:change text:change-id="ct239569136"/><text:change-start text:change-id="ct240782232"/>c<text:change-end text:change-id="ct240782232"/><text:change-start text:change-id="ct242558424"/>ó<text:change-end text:change-id="ct242558424"/><text:change text:change-id="ct242558008"/><text:change-start text:change-id="ct239569240"/>mo reportar incidencias<text:change-end text:change-id="ct239569240"/><text:change text:change-id="ct240782544"/><text:change text:change-id="ct239569344"/></text:p>
        </text:list-item>
      </text:list>
      <text:p text:style-name="Text_20_body">Además de estas recomendaciones se incluye un listado de <text:change text:change-id="ct239569448"/><text:change-start text:change-id="ct239569552"/>errores conocidos, incidencias comunes y <text:change-end text:change-id="ct239569552"/><text:change text:change-id="ct239569656"/>limitaciones <text:change text:change-id="ct239569864"/><text:change text:change-id="ct239569760"/>junto con el tratamiento que debe darse a cada uno de ellos.</text:p>
      <text:p text:style-name="Text_20_body"/>
      <text:h text:style-name="Heading_20_1" text:outline-level="1"><text:bookmark-start text:name="__RefHeading__1046_724699919"/>Procedimiento para la migración de un usuario<text:bookmark-end text:name="__RefHeading__1046_724699919"/></text:h>
      <text:p text:style-name="Text_20_body"><text:change text:change-id="ct239569968"/>Consideraremos un usuario tipo para la migración uno con la siguientes características:</text:p>
      <text:list xml:id="list1896547860905629279" text:style-name="L3">
        <text:list-item>
          <text:p text:style-name="P47">usuario con su calendario y libreta de contactos actualmente en MS Outlook y sincronizando con MS Exchange</text:p>
        </text:list-item>
        <text:list-item>
          <text:p text:style-name="P47">usuario que utiliza su móvil para sincronizar, siendo su m<text:change-start text:change-id="ct239570072"/>ó<text:change-end text:change-id="ct239570072"/><text:change text:change-id="ct239570176"/>vil bien un dispositivo con Sistema Operativo iOS o Android</text:p>
        </text:list-item>
        <text:list-item>
          <text:p text:style-name="P47">usuario que comparte su calendario y libreta de contactos con otros usuarios del sistema y con distintas configuraciones de compartición, es decir, algunos usuarios tienen permiso sólo para ver algunas citas o contactos mientras que otros usuarios podrán también modificar dichas citas</text:p>
        </text:list-item>
      </text:list>
      <text:p text:style-name="Text_20_body"><text:tab/>Los pasos a seguir para la migración de un usuario son los siguientes:</text:p>
      <text:list xml:id="list5584534796879851904" text:style-name="L4">
        <text:list-item>
          <text:p text:style-name="P48">traspasar el calendario y libreta de contactos a AGATAv2</text:p>
        </text:list-item>
        <text:list-item>
          <text:p text:style-name="P48">instalar y configurar el cliente de correo y agenda Thunderbird</text:p>
        </text:list-item>
        <text:list-item>
          <text:p text:style-name="P48">configurar los dispositivos del usuario para sincronizar contra AGATAv2</text:p>
        </text:list-item>
        <text:list-item>
          <text:p text:style-name="P48">conceder los permisos necesarios a los usuarios que van a trabajar con el usuario migrado</text:p>
        </text:list-item>
        <text:list-item>
          <text:p text:style-name="P48">activar las suscripciones de permisos que el usuario migrado tuviera concedidas con respecto a otros usuarios del sistema</text:p>
          <text:p text:style-name="P48">En lo siguientes apartados se detallarán un poco más los pasos anteriormente comentados.</text:p>
        </text:list-item>
      </text:list>
      <text:h text:style-name="Heading_20_2" text:outline-level="2"><text:bookmark-start text:name="__RefHeading__1048_724699919"/>Traspasar el calendario y libreta de contactos a AGATAv2<text:bookmark-end text:name="__RefHeading__1048_724699919"/></text:h>
      <text:p text:style-name="Text_20_body"><text:change text:change-id="ct239570280"/>Los usuarios que vienen utilizando un sistema de agenda desde hace tiempo pueden tener acumulados en sus respectivos calendario un número bastante elevado de citas. Estas citas que se acumulan en la agenda pueden suponer un problema potencial en la sincronización con dispositivos móviles ya que puede ser necesario el intercambio de toda la información <text:soft-page-break/>con el dispositivo sobrecargándolo en exceso. </text:p>
      <text:p text:style-name="Text_20_body"><text:change text:change-id="ct239570384"/>Es por esto por lo que se recomienda que al realizar la migración a AGATAv2 se efectúe una copia de seguridad del calendario, almacenándola para consulta del histórico y realizar una limpieza del calendario a migrar manteniendo por ejemplo las citas de los últimos tres meses.</text:p>
      <text:p text:style-name="Text_20_body"><text:change text:change-id="ct239570488"/>Una vez realizada esta limpieza de datos históricos podrá procederse a la migración de los datos que se van a mantener a AGATAv2. Esta migración se realizará instalando el cliente Funambol para MS Outlook y realizando una sincronización con el servidor. Es requisito para realizar la migración que la cuenta del usuario ya se encuentre dada de alta en AGATAv2. Consulte el manual “Guía de usuario de sincronización con clientes pesados de agenda de MS Outlook” disponible en <text:a xlink:type="simple" xlink:href="http://agenda-sstt.junta-andalucia.es/doc/">http://agenda-sstt.junta-andalucia.es/doc/</text:a> para más información sobre la instalación y configuración del mismo.</text:p>
      <text:p text:style-name="P5"><text:change-start text:change-id="ct242554472"/><text:span text:style-name="T10">Puede descargar la versión homologada del cliente de sincronización para Outlook </text:span><text:change-end text:change-id="ct242554472"/><text:change-start text:change-id="ct242553536"/><text:span text:style-name="T10">desde la siguiente URL: </text:span><text:a xlink:type="simple" xlink:href="http://agenda-sstt.junta-andalucia.es/doc/"><text:span text:style-name="T10">http://agenda-sstt.junta-andalucia.es/doc/</text:span></text:a><text:change-end text:change-id="ct242553536"/><text:change text:change-id="ct242553848"/><text:change-start text:change-id="ct242554056"/><text:span text:style-name="T10">. Debe tener en cuenta la versión de Outlook que tiene instalada en su equipo.</text:span><text:change-end text:change-id="ct242554056"/></text:p>
      <text:h text:style-name="P58" text:outline-level="2"><text:bookmark-start text:name="__RefHeading__1050_724699919"/>Instalar y configurar el cliente de correo y agenda Thunderbird<text:bookmark-end text:name="__RefHeading__1050_724699919"/><text:change text:change-id="ct239570592"/></text:h>
      <text:p text:style-name="P5"><text:change text:change-id="ct242554264"/><text:change-start text:change-id="ct242554680"/><text:span text:style-name="T10">Puede descargar la versión homologada del cliente de sincronización para Thunderbird desde la siguiente URL: </text:span><text:a xlink:type="simple" xlink:href="http://agenda-sstt.junta-andalucia.es/doc/"><text:span text:style-name="T10">http://agenda-sstt.junta-andalucia.es/doc/</text:span></text:a><text:span text:style-name="T10">. </text:span><text:change-end text:change-id="ct242554680"/></text:p>
      <text:p text:style-name="P5">Las instrucciones para la instalación y configuración de este cliente de correo aparecen definidas en la “Guía de usuario de clientes pesados de agenda Mozilla Thunderbird/Lightning” disponible en <text:a xlink:type="simple" xlink:href="http://agenda-sstt.junta-andalucia.es/doc/">http://agenda-sstt.junta-andalucia.es/doc/</text:a> para más información sobre la instalación y configuración del mismo.</text:p>
      <text:p text:style-name="P5"><text:change-start text:change-id="ct242555408"/><text:span text:style-name="T10">Utilice la siguiente url para configurar el acceso al calendario: </text:span><text:a xlink:type="simple" xlink:href="https://agenda.juntadeandalucia.es/davcentral/usuarios/UID_USUARIO/calendario/all"><text:span text:style-name="T10">https://agenda.juntadeandalucia.es/davcentral/usuarios/UID_USUARIO/calendario/all</text:span></text:a><text:span text:style-name="T10"> en lugar de la que se indica en las guías de configuración de Thunderbird</text:span><text:change-end text:change-id="ct242555408"/></text:p>
      <text:h text:style-name="P58" text:outline-level="2"><text:bookmark-start text:name="__RefHeading__1052_724699919"/>Configurar los dispositivos <text:change-start text:change-id="ct239570800"/>móviles <text:change-end text:change-id="ct239570800"/>del usuario para sincronizar contra AGATAv2<text:bookmark-end text:name="__RefHeading__1052_724699919"/></text:h>
      <text:p text:style-name="P31">Se recomienda la sincronización de dispositivos Android e iOS unicamente. Es importante <text:soft-page-break/>reseñar también que sólo deben sincronizarse los dispositivos que sea necesario. Tener un número elevado de dispositivos sincronizando contra el servidor puede repercutir en problemas de rendimiento y acceso redundante a las agendas de los usuarios.</text:p>
      <text:p text:style-name="P31">Las guías de configuración de iOS y Android están disponibles en la url <text:a xlink:type="simple" xlink:href="https://agenda-sstt.junta-andalucia.es/doc/">https://agenda-sstt.junta-andalucia.es/doc/</text:a> </text:p>
      <text:p text:style-name="P31">Para realizar una sincronización más eficiente se recomienda configurar las ventanas de sincronización que optimizan el número de datos intercambiados entre los clientes y el servidor. En el servidor, esta ventana se configura en las Preferencias del usuario, pestaña “Sincronización”, combo “Sincronizar citas“, asignándole por ejemplo el valor “del último mes”.</text:p>
      <text:p text:style-name="P31">Consulte el apartado 3.1, página 7, de la Guía de Configuración de iOS para conocer como ajustar la ventana de sincronización en este tipo de dispositivos<text:change-start text:change-id="ct239570904"/>.<text:change-end text:change-id="ct239570904"/></text:p>
      <text:h text:style-name="P58" text:outline-level="2"><text:bookmark-start text:name="__RefHeading__1054_724699919"/><text:span text:style-name="T2">C</text:span>onceder los permisos necesarios a los usuarios que van a trabajar con el usuario migrado<text:bookmark-end text:name="__RefHeading__1054_724699919"/></text:h>
      <text:p text:style-name="P6">Determinados usuarios trabajan en grupo con una determinada agenda, como suele ser el caso habitual de una persona con <text:change-start text:change-id="ct238675768"/>perfil directivo <text:change-end text:change-id="ct238675768"/><text:change-start text:change-id="ct238675664"/>y las personas que se encargan de gestionar <text:change-end text:change-id="ct238675664"/><text:change-start text:change-id="ct238675560"/>su agenda<text:change-end text:change-id="ct238675560"/><text:change-start text:change-id="ct238675872"/>.<text:change-end text:change-id="ct238675872"/><text:change text:change-id="ct238679136"/> Para que estas personas puedan trabajar de forma colaborativa en Agata es necesario otorgar los permisos correspondientes a las mismas.</text:p>
      <text:p text:style-name="P6">Los permisos deben ser concedidos por la persona propietaria de la agenda que se va a utilizar para compartir los datos. Esta compartición se realiza desde las preferencias del usuario, en la pestaña “Gestión de Permisos”. Los permisos que pueden otorgarse desde esta pestaña son de los siguientes tipos:</text:p>
      <text:list xml:id="list8281264429777009122" text:style-name="L5">
        <text:list-item>
          <text:p text:style-name="P39">Permisos Generales: estos permisos aplican a los accesos que se realizan vía web, Thunderbird y dispositivos iOS</text:p>
        </text:list-item>
        <text:list-item>
          <text:p text:style-name="P39">Permisos de Sincronización: estos permisos aplican a los accesos a la información que se realicen con MS Outlook y dispositivos Android</text:p>
        </text:list-item>
        <text:list-item>
          <text:p text:style-name="P39">Permisos de Gestión de Invitaciones: estos permisos sirven para determinar si una <text:soft-page-break/>persona a la que hemos designado permisos generales puede o no gestionar las invitaciones a citas que recibimos, aceptándolas o rechazándolas</text:p>
        </text:list-item>
        <text:list-item>
          <text:p text:style-name="P39">Permisos de Gestión de Categorías: otorgando estos permisos consentiremos que una persona pueda editar, borrar o crear nuevas categorías</text:p>
        </text:list-item>
      </text:list>
      <text:p text:style-name="P6">La operativa con este formulario está basada en que en primer lugar hay que localizar la persona la que se le quieren otorgar permisos utilizando el cuadro de texto con función de autocompletado llamado “Usuario”. Una vez hecho esto en el combo “Contenedor” se selecciona sobre qué queremos otorgar los permisos al usuario:</text:p>
      <text:list xml:id="list3326966256817009680" text:style-name="L6">
        <text:list-item>
          <text:p text:style-name="P40">seleccione “Calendario” para dar permisos únicamente sobre el calendario del usuario</text:p>
        </text:list-item>
        <text:list-item>
          <text:p text:style-name="P40">seleccione “Libreta de Contactos” para dar permisos únicamente sobre la libreta de contactos</text:p>
        </text:list-item>
        <text:list-item>
          <text:p text:style-name="P40">seleccione “Registro de Tareas” para concederlos únicamente sobre las tareas del usuario</text:p>
        </text:list-item>
        <text:list-item>
          <text:p text:style-name="P40">seleccione “Agenda Completa” para dar los permisos sobre los tres elementos anteriores de forma conjunta</text:p>
        </text:list-item>
      </text:list>
      <text:p text:style-name="P6">Una vez seleccionado el usuario y el contenedor sobre el que se desean dar los permisos pulse el botón “Añadir” y a continuación utilice las celdas “Permiso” y “Categoría” para establecer el tipo de permiso que desea conceder y para definir si dicho permiso aplicará sobre una categoría en concreto sobre todas ellas.</text:p>
      <text:p text:style-name="P6">Cuando haya finalizado de definir los permisos que desea tengan los usuarios pulse sobre el botón “Guardar” para almacenar los cambios.</text:p>
      <text:p text:style-name="P6">Una vez concedidos los permisos los usuarios que los reciben ya pueden configurar sus clientes de correo y dispositivos móviles para acceder a los datos. Para poder visualizar las citas sobre las que se han recibido permisos en la interfaz web es necesario activar la suscripción como se comenta en el siguiente punto</text:p>
      <text:h text:style-name="P58" text:outline-level="2"><text:bookmark-start text:name="__RefHeading__1056_724699919"/><text:span text:style-name="T2">A</text:span><text:span text:style-name="T2">ctivar las suscripciones de permisos que el usuario migrado tuviera </text:span><text:soft-page-break/><text:span text:style-name="T2">concedidas con respecto a otros usuarios del sistema</text:span><text:bookmark-end text:name="__RefHeading__1056_724699919"/></text:h>
      <text:p text:style-name="P31">Cuando un usuario recibe permisos para gestionar los datos de otro en AGATA es necesario activar la suscripción para poder comenzar a realizar la gestión de los mismos.</text:p>
      <text:p text:style-name="P31">Las suscripciones se gestionan en la pestaña “Suscripciones” de la ventana de preferencias del usuario. Cuando un usuario recibe un permiso se crea una suscripción inactiva por defecto. El usuario que recibe los permisos debe activar la suscripción para que estos permisos aparezcan reflejados en la web y pueda por tanto consultarlos y gestionarlos. Pulsando sobre la celda “Estado” pueden activarse o desactivarse cada una de las suscripciones.</text:p>
      <text:h text:style-name="P56" text:outline-level="1"><text:bookmark-start text:name="__RefHeading__1058_724699919"/>Problemas conocidos<text:bookmark-end text:name="__RefHeading__1058_724699919"/></text:h>
      <text:p text:style-name="P31">El uso de AGATAv2 puede presentar algunas limitaciones y que pueden ser debidas a distintos factores:</text:p>
      <text:list xml:id="list652003128288359880" text:style-name="L7">
        <text:list-item>
          <text:p text:style-name="P41"><text:span text:style-name="T2">estructura de red heterogénea en la Junta de Andalucía, existen elementos intermedios </text:span><text:span text:style-name="T2">de red</text:span><text:span text:style-name="T2"> que </text:span><text:span text:style-name="T2">influyen en las comunicaciones</text:span></text:p>
        </text:list-item>
      </text:list>
      <text:list xml:id="list32403163" text:continue-list="list32411330" text:style-name="L2">
        <text:list-item>
          <text:p text:style-name="P43">heterogeneidad de los distintos elementos involucrados en los procesos de acceso y actualización de los datos:</text:p>
          <text:list>
            <text:list-item>
              <text:p text:style-name="P43">diversidad de fabricantes, modelos y sistemas operativos en los dispositivos móviles</text:p>
            </text:list-item>
            <text:list-item>
              <text:p text:style-name="P43">integración con herramientas como MS Outlook cuyo código fuente y funcionamiento no es de dominio público</text:p>
            </text:list-item>
            <text:list-item>
              <text:p text:style-name="P43">rápida evolución de las versiones del software de escritorio Thunderbird</text:p>
            </text:list-item>
          </text:list>
        </text:list-item>
        <text:list-item>
          <text:p text:style-name="P43">problemáticas intrínsecas de la utilización de tecnologías móviles</text:p>
          <text:list>
            <text:list-item>
              <text:p text:style-name="P43">limitaciones asociadas al ancho de banda disponible en cada momento para la transmisión de datos</text:p>
            </text:list-item>
            <text:list-item>
              <text:p text:style-name="P43">almacenamiento y capacidad de procesamiento de datos limitadas</text:p>
            </text:list-item>
            <text:list-item>
              <text:p text:style-name="P43">interrupciones abruptas en los procesos de comunicación con el servidor de datos ocasionadas por perdidas puntuales de cobertura, batería baja o reinicio del terminal<text:change-start text:change-id="ct238679240"/></text:p>
            </text:list-item>
          </text:list>
        </text:list-item>
      </text:list>
      <text:p text:style-name="P22">Debido a lo anterior<text:change-end text:change-id="ct238679240"/><text:change-start text:change-id="ct238679344"/>, se han registrado los siguientes errores conocidos, incidencias comunes o limitaciones a tener en consideración.<text:change-end text:change-id="ct238679344"/></text:p>
      <text:h text:style-name="Heading_20_2" text:outline-level="2"><text:bookmark-start text:name="__RefHeading__3953_309577450"/><text:span text:style-name="T2">E</text:span><text:span text:style-name="T2">rrores al sincronizar desde outlook por existencia de campos en blanco o campos demasiado largos. </text:span><text:bookmark-end text:name="__RefHeading__3953_309577450"/></text:h>
      <text:list xml:id="list32411780" text:continue-numbering="true" text:style-name="L2">
        <text:list-header>
          <text:p text:style-name="P7"><text:span text:style-name="T2">Workaround: Localizar </text:span><text:span text:style-name="T2">el </text:span><text:span text:style-name="T2">campo, truncarlo o borrar elemento y sincronizar. </text:span></text:p>
          <text:p text:style-name="P7">El error puede detectarse en los logs <text:change-start text:change-id="ct238679448"/>del plugin funambol para Outlook. Para ello, se debe configurar a un nivel alto de trazas<text:change-end text:change-id="ct238679448"/><text:change-start text:change-id="ct238679552"/> y volver a realizar la sincronización<text:change-end text:change-id="ct238679552"/><text:change text:change-id="ct238679656"/><text:change-start text:change-id="ct238679760"/>. A continuación, puede verse un ejemplo de traza y cómo interpretarla (para una traza más <text:soft-page-break/>extensa consultar Anexo).</text:p>
        </text:list-header>
      </text:list>
      <text:p text:style-name="P33">[nombre.apellidos] [contactos-vCard] Synchronizing... </text:p>
      <text:p text:style-name="P33">[2014-12-10 09:14:20,990] [funambol.AbstractDAO] [ERROR] [19E33A744C89DBF2FFDE2E5B4FA08A41] [fol-UEc0QVNFQ1JTU0dHMDE6YWRtaW4wMDk=] [nombre.apellidos] [contactos-vCard] AbstactDAO: Error adding an item. Params: userId = nombre.apellidos timestamp = 2014-12- </text:p>
      <text:p text:style-name="Codigo">10 09:14:03.127task = BEGIN:VCARD </text:p>
      <text:p text:style-name="Codigo">VERSION:3.0 </text:p>
      <text:p text:style-name="P33">N:XXXXXXX_MAS41S00;/O=SSPA/OU=SASMA411/CN=RECIPIENTS/CN=REDIRECCIONES/CN=R_XXXXX.;;; </text:p>
      <text:p text:style-name="P34">FN:XXXXXXX_MAS41S00</text:p>
      <text:p text:style-name="P34">...<text:change-end text:change-id="ct238679760"/><text:change-start text:change-id="ct238679864"/></text:p>
      <text:list xml:id="list32407482" text:continue-numbering="true" text:style-name="L2">
        <text:list-header>
          <text:p text:style-name="P70"><text:change-end text:change-id="ct238679864"/><text:change-start text:change-id="ct238679968"/>Caused by: java.sql.SQLException: ORA-12899: value too large for column "SAD_OWNER01"."CONTACTO"."NOMBRE" (actual: 62, maximum: 50) <text:change-end text:change-id="ct238679968"/></text:p>
          <text:p text:style-name="P7"><text:change text:change-id="ct238680072"/><text:change-start text:change-id="ct238680176"/>Como puede observarse, en la traza se informa de</text:p>
        </text:list-header>
        <text:list-item>
          <text:p text:style-name="P53">inicio de la sincronización</text:p>
        </text:list-item>
        <text:list-item>
          <text:p text:style-name="P53">Se produce un error</text:p>
        </text:list-item>
        <text:list-item>
          <text:p text:style-name="P53">Se vuelca <text:change-end text:change-id="ct238680176"/><text:change-start text:change-id="ct238680280"/>el elemento que da el error</text:p>
        </text:list-item>
        <text:list-item>
          <text:p text:style-name="P53">Se muestras los errores, entre los que se detecta un error de base de datos que indica que el campo es muy largo</text:p>
        </text:list-item>
      </text:list>
      <text:p text:style-name="Text_20_body">Con la información anterior es posible aislar el elemento problemático para poder continuar.</text:p>
      <text:p text:style-name="Text_20_body">Si finalmente<text:change-end text:change-id="ct238680280"/><text:change-start text:change-id="ct238680384"/> tiene sentido alterar el dato problemático para que cumpla la restricción, se importaría individualmente. En caso de <text:span text:style-name="T9">que la restricción suponga una limitación al normal </text:span><text:soft-page-break/><text:span text:style-name="T9">uso, se reportaría la incidencia proporcionando toda la información recopilada.</text:span></text:p>
      <text:p text:style-name="Text_20_body"><text:span text:style-name="T2">Actuando de esta forma, </text:span><text:change-end text:change-id="ct238680384"/><text:change-start text:change-id="ct238680488"/><text:span text:style-name="T2">el usuario podrá continuar con su trabajo mientras se estudia y soluciona en su caso la incidencia concreta.</text:span><text:change-end text:change-id="ct238680488"/></text:p>
      <text:h text:style-name="Heading_20_2" text:outline-level="2"><text:bookmark-start text:name="__RefHeading__3955_309577450"/>Error de sincronización desde thunderbird, aparece un triangulo amarillo indicando que el calendario no esta disponible momentáneamente.<text:bookmark-end text:name="__RefHeading__3955_309577450"/><text:change-start text:change-id="ct238680592"/></text:h>
      <text:p text:style-name="Text_20_body"><text:change-end text:change-id="ct238680592"/><text:change text:change-id="ct238680696"/><text:change-start text:change-id="ct238680800"/><text:span text:style-name="T2">El error se produce normalmente durante la recuperación de la información del servidor, al abrir por primera vez la se</text:span><text:change-end text:change-id="ct238680800"/><text:change-start text:change-id="ct238680904"/><text:span text:style-name="T2">sión en Thunderbird.</text:span></text:p>
      <text:p text:style-name="Text_20_body"><text:change-end text:change-id="ct238680904"/><text:span text:style-name="T2">El error puede estar provocado por diversas causas</text:span><text:change text:change-id="ct238681008"/><text:change-start text:change-id="ct238681112"/><text:span text:style-name="T2">, pero todas ellas se deben a que se produce un “time-out” durante la operación. Unas veces esto impide la total v</text:span><text:change-end text:change-id="ct238681112"/><text:change-start text:change-id="ct238681216"/><text:span text:style-name="T2">isualización de la agenda, y en otros casos se muestran citas dando apariencia de funcionamiento correcto. </text:span></text:p>
      <text:p text:style-name="P9"><text:change-end text:change-id="ct238681216"/><text:change text:change-id="ct238681320"/></text:p>
      <text:list xml:id="list7955985620382720395" text:style-name="L8">
        <text:list-header>
          <text:p text:style-name="P66">Workaround: <text:change-start text:change-id="ct238681424"/>Se ha identificado que en gran número de ocasiones, la utilización de la <text:change-end text:change-id="ct238681424"/><text:change-start text:change-id="ct238681528"/>URL del CSA (Coordinador de Sistemas de Agenda) en conjunción con agendas con gran número de citas da error. Se recomienda en estos casos <text:change-end text:change-id="ct238681528"/><text:change text:change-id="ct238681632"/><text:change-start text:change-id="ct238681736"/>c<text:change-end text:change-id="ct238681736"/>onfigurar la URL<text:change-start text:change-id="ct238681840"/> externa<text:change-end text:change-id="ct238681840"/> del SAD <text:change text:change-id="ct238681944"/>evitando pasar por CSA.</text:p>
          <text:p text:style-name="P66">El error también se puede dar cuando hay un proxy intermedio <text:change-start text:change-id="ct238682048"/>en e<text:change-end text:change-id="ct238682048"/><text:change-start text:change-id="ct238682152"/>l centro de trabajo, <text:change-end text:change-id="ct238682152"/>que corta la comunicación entre el cliente y Agata a causa de un time-out, en este caso se observa un error “502” en los log<text:change text:change-id="ct238682256"/><text:change-start text:change-id="ct238682360"/>s de Thunderbird.<text:change-end text:change-id="ct238682360"/><text:change-start text:change-id="ct242556760"/></text:p>
          <text:p text:style-name="P68"><text:span text:style-name="T3">Para poder obtener la traza del error, hay que activar el log en modo detallado . Para ello, </text:span><text:span text:style-name="T2">hay que subir el nivel de log de la consola de errores de Thunderbird: ir a Tools -&gt; Options -&gt; Advanced -&gt; Config editor y poner a true las siguientes propiedades calendar.debug.log y calendar.debug.log.verbose </text:span><text:change-end text:change-id="ct242556760"/><text:change text:change-id="ct242556864"/></text:p>
          <text:p text:style-name="P66">Workaround: Aumentar el time-out <text:change-start text:change-id="ct238682464"/>en el proxy <text:change-end text:change-id="ct238682464"/>o evitar el proxy en la comunicación entre el cliente y Agata.</text:p>
        </text:list-header>
      </text:list>
      <text:h text:style-name="Heading_20_2" text:outline-level="2"><text:bookmark-start text:name="__RefHeading__1062_724699919"/><text:change text:change-id="ct237565576"/><text:change text:change-id="ct237565472"/><text:change text:change-id="ct237565368"/><text:change text:change-id="ct237565264"/><text:change text:change-id="ct237565160"/><text:change text:change-id="ct237565056"/><text:change text:change-id="ct237564952"/><text:change text:change-id="ct237564848"/><text:change text:change-id="ct237564744"/><text:change text:change-id="ct238683088"/><text:change text:change-id="ct238682984"/><text:change text:change-id="ct238682880"/><text:change text:change-id="ct238682776"/><text:change text:change-id="ct238682672"/><text:change text:change-id="ct238682568"/>Duplicación de citas<text:change-start text:change-id="ct237565680"/> y contactos<text:bookmark-end text:name="__RefHeading__1062_724699919"/><text:change-end text:change-id="ct237565680"/></text:h>
      <text:p text:style-name="Text_20_body"><text:soft-page-break/><text:span text:style-name="T2">En determinadas ocasiones y debido a interrupciones esporádicas que puedan producirse en el procedimiento de sincronización</text:span><text:change-start text:change-id="ct237565784"/><text:span text:style-name="T2">, </text:span><text:change-end text:change-id="ct237565784"/><text:span text:style-name="T2"><text:s/>el servidor </text:span><text:change-start text:change-id="ct237565888"/><text:span text:style-name="T2">debe realizar una sincronización l</text:span><text:change-end text:change-id="ct237565888"/><text:change-start text:change-id="ct237565992"/><text:span text:style-name="T2">enta, que requiere contrastar cada elemento en el cliente y el servidor para determinar si se trata del mismo elemento o de uno diferente. </text:span></text:p>
      <text:p text:style-name="Text_20_body"><text:span text:style-name="T2">El algoritmo empleado no es capaz de detectar en el 100 % de los casos si dos citas o contactos son iguales o no (esta comprobación es necesaria si se han producido ediciones del elemento en servidor y/o cliente). </text:span><text:change-end text:change-id="ct237565992"/><text:change text:change-id="ct237566096"/><text:span text:style-name="T2">Esto sucede </text:span><text:change text:change-id="ct237566200"/><text:change-start text:change-id="ct237566304"/><text:span text:style-name="T2">cuando se utiliza el </text:span><text:change-end text:change-id="ct237566304"/><text:span text:style-name="T2">protocolo de sincronización utilizado por los dispositivos Android y MS Outlook </text:span><text:change-start text:change-id="ct237566408"/><text:span text:style-name="T2">(SyncML). Esto, normalmente, es una protección que persigue impedir el borrado accidental de información. No obstante, existen ocasiones en los que la duplicación de una cita o contacto podría haberse evitado.</text:span></text:p>
      <text:p text:style-name="P9">Workaround: Localizar las citas o contactos duplicados, exportarlos y eliminar los elementos sobrantes manualmente.</text:p>
      <text:p text:style-name="P9">En aquellos casos en los que la duplicación de la información no responde a una actuación del usuario (por ejemplo, no se ha editado el elemento, por lo que no se ha podido generar ambigüedad) es conveniente reportar la incidencia, para mejorar el algoritmo. Al reportar la incidencia, se proporcionarán las citas o contactos sospechosas de ser duplicadas, que se han exportado previamente. Si son muy numerosas, bastará con una muestra signficativa.</text:p>
      <text:p text:style-name="P9"><text:change-end text:change-id="ct237566408"/><text:change text:change-id="ct237566512"/><text:change-start text:change-id="ct237566616"/>Es posible evitar las sincronizaciones lentas para las CITAS, que provocan la búsqueda de gemelos que está sujeta al anterior error descrito. </text:p>
      <text:p text:style-name="Text_20_body"><text:change-end text:change-id="ct237566616"/><text:change text:change-id="ct237566720"/><text:change-start text:change-id="ct237566824"/><text:span text:style-name="T2">Para ello, </text:span><text:change-end text:change-id="ct237566824"/><text:change text:change-id="ct237566928"/><text:change-start text:change-id="ct237567032"/><text:span text:style-name="T2">desde la web de administración de Agata, </text:span><text:change-end text:change-id="ct237567032"/><text:span text:style-name="T2">se activa</text:span><text:change-start text:change-id="ct237567136"/><text:span text:style-name="T2">r</text:span><text:change-end text:change-id="ct237567136"/><text:change-start text:change-id="ct237567240"/><text:span text:style-name="T2">ía </text:span><text:change-end text:change-id="ct237567240"/><text:change text:change-id="ct237567344"/><text:span text:style-name="T2">el check “¿Bloquear sincroniza</text:span><text:change text:change-id="ct237567448"/><text:change-start text:change-id="ct237567552"/><text:span text:style-name="T2">c</text:span><text:change-end text:change-id="ct237567552"/><text:span text:style-name="T2">iones lentas?” para el dispositivo utilizado por el usuario en cuestión.</text:span><text:change text:change-id="ct237567656"/></text:p>
      <text:h text:style-name="Heading_20_2" text:outline-level="2"><text:bookmark-start text:name="__RefHeading__2452_2127351322"/><text:change-start text:change-id="ct237567760"/>(Incidencia común) Error al configurar https en clientes iOS8, Android 5 y Windows.<text:bookmark-end text:name="__RefHeading__2452_2127351322"/></text:h>
      <text:p text:style-name="Text_20_body">Debido a un cambio en los certificados emitidos para Agata por la FNMT, los citados clientes provocan un error al configurar la url https, debido a que no se reconoce la autoridad certificadora de los mismos.</text:p>
      <text:p text:style-name="Text_20_body"><text:span text:style-name="T3">Solución: Instalar la CA del certificado para que se admita la configuración https. El </text:span><text:soft-page-break/><text:span text:style-name="T3">certificado de la CA se descarga de la siguiente URL</text:span><text:span text:style-name="T3"><office:annotation><dc:creator>Jorge </dc:creator><dc:date>2015-05-06T11:03:46.43</dc:date><text:p text:style-name="P71"><text:span text:style-name="T12">Añadir la URL</text:span></text:p></office:annotation></text:span></text:p>
      <text:h text:style-name="Heading_20_2" text:outline-level="2"><text:bookmark-start text:name="__RefHeading__1060_724699919"/>(Incidencia común) Degradación del Rendimiento por Acumulación de Datos Históricos<text:bookmark-end text:name="__RefHeading__1060_724699919"/></text:h>
      <text:p text:style-name="Text_20_body">El uso intensivo de una agenda personal puede ocasionar que el número de datos presentes en la agenda de un determinado usuario aumente de tamaño de forma continua alcanzando un número considerable de elementos.</text:p>
      <text:p text:style-name="Text_20_body">Esto repercute de forma directa y de forma negativa en los tiempos de transmisión y procesamiento de los datos además de aumentar la probabilidad de que ocurra algún error durante el proceso.</text:p>
      <text:p text:style-name="Text_20_body">Solución: Se recomiendan las sigiuentes actuaciones: </text:p>
      <text:list xml:id="list4608761006031574749" text:style-name="L9">
        <text:list-item>
          <text:p text:style-name="P49">realizar periódicamente tareas de borrado o almacenaje de datos históricos relativos a la agenda.</text:p>
        </text:list-item>
        <text:list-item>
          <text:p text:style-name="P44">utilización de las “Ventanas de Sincronización” que la herramienta y los distintos dispositivos y clientes ofrecen con el objetivo de minimizar el número de datos intercambiados</text:p>
        </text:list-item>
      </text:list>
      <text:h text:style-name="P57" text:outline-level="2"><text:bookmark-start text:name="__RefHeading__1064_724699919"/><text:change-end text:change-id="ct237567760"/><text:change-start text:change-id="ct237567864"/>(Incidencia común) <text:change-end text:change-id="ct237567864"/>Borrados masivos de datos de forma accidental<text:bookmark-end text:name="__RefHeading__1064_724699919"/></text:h>
      <text:p text:style-name="P9">En ocasiones, el usuario de forma accidental o bien algún proceso que se ejecuta en el dispositivo móvil o cliente de correo MS Outlook puede actuar sobre la configuración del plugin de sincronización utilizando para sincronizar con AGATA. Si esto sucede pueden ocurrir situaciones en las que se produzca un borrado masivo de citas de forma no deseada.<text:change-start text:change-id="ct237567968"/></text:p>
      <text:p text:style-name="Text_20_body"><text:span text:style-name="T2">Solución: </text:span><text:change-end text:change-id="ct237567968"/><text:change text:change-id="ct237568072"/><text:span text:style-name="T2">AGATA dispone de un mecanismo de protección contra este tipo de borrados que se activa en la web de administración. Si desea evitar que se produzca un borrado masivo de elementos PIM de forma accidental basta con que marque el checkbox “¿Bloquear sincronización con borrados masivos?” en la configuración del dispositivo que desee desde la web de administración, como se ha comentado anteriormente.</text:span><text:change-start text:change-id="ct237568176"/></text:p>
      <text:h text:style-name="Heading_20_1" text:outline-level="1"><text:bookmark-start text:name="__RefHeading__3959_309577450"/><text:change-end text:change-id="ct237568176"/><text:change-start text:change-id="ct240782648"/>Reporte de Incidencias<text:bookmark-end text:name="__RefHeading__3959_309577450"/><text:change-end text:change-id="ct240782648"/><text:change-start text:change-id="ct242557904"/></text:h>
      <text:p text:style-name="Text_20_body">Si el responsable de la implantación de NAOS en cada Organismo necesita reportar una incidencia de AGATA, deberá seguir los siguientes pasos:</text:p>
      <text:list xml:id="list4032592799221897475" text:style-name="L10">
        <text:list-item>
          <text:p text:style-name="P52">Acceder a la plataforma NAOS: <text:a xlink:type="simple" xlink:href="https://naos.i-administracion.junta-andalucia.es/ServiceDeskPortalLite/acegilogin.jsp?login_param=2">https://naos.i-administracion.junta-andalucia.es/ServiceDeskPortalLite/acegilogin.jsp?login_param=2</text:a></text:p>
        </text:list-item>
        <text:list-item>
          <text:p text:style-name="P45"><text:change-end text:change-id="ct242557904"/><text:change-start text:change-id="ct242557488"/><text:span text:style-name="T11">En la barra de navegación se muestra el botón que permite acceder a la pantalla de apertura de nuevas incidencias.</text:span></text:p>
        </text:list-item>
        <text:list-item>
          <text:p text:style-name="P45">Desde la ventana de “Registro de incidencia” se permite al usuario abrir incidencias en el sistema.<text:change-end text:change-id="ct242557488"/><text:change-start text:change-id="ct242557800"/> Seleccionar en el Árbol de procedimientos el procedimiento deseado para la incidencia. En este caso, hay que seleccionar “Incidencia AGATA”<text:change-end text:change-id="ct242557800"/><text:change-start text:change-id="ct240783272"/>.</text:p>
          <text:p text:style-name="P45">Completar el resto de campos con la información acerca de la incidencia a registrar.</text:p>
        </text:list-item>
        <text:list-item>
          <text:p text:style-name="P45"><text:change-end text:change-id="ct240783272"/><text:change-start text:change-id="ct240783376"/>Seleccionar el botón “Enviar” para la creación de la incidencia.<text:change-end text:change-id="ct240783376"/><text:change-start text:change-id="ct242556968"/></text:p>
          <text:p text:style-name="P46"/>
        </text:list-item>
      </text:list>
      <text:p text:style-name="Text_20_body"/>
      <text:p text:style-name="Text_20_body"/>
      <text:h text:style-name="Heading_20_1" text:outline-level="1"><text:bookmark-start text:name="__RefHeading__2457_2127351322"/><text:change-end text:change-id="ct242556968"/><text:change text:change-id="ct240782440"/><text:change-start text:change-id="ct242553328"/>Anexo I: Logs detallados<text:bookmark-end text:name="__RefHeading__2457_2127351322"/><text:change-end text:change-id="ct242553328"/><text:change-start text:change-id="ct242557280"/></text:h>
      <text:h text:style-name="Heading_20_2" text:outline-level="2"><text:bookmark-start text:name="__RefHeading__3961_309577450"/>Log de dato excesivamente largo al sincronizar funambol<text:bookmark-end text:name="__RefHeading__3961_309577450"/></text:h>
      <text:p text:style-name="P33">[nombre.apellidos] [contactos-vCard] Synchronizing... </text:p>
      <text:p text:style-name="P33">[2014-12-10 09:14:20,990] [funambol.AbstractDAO] [ERROR] [19E33A744C89DBF2FFDE2E5B4FA08A41] [fol-UEc0QVNFQ1JTU0dHMDE6YWRtaW4wMDk=] [nombre.apellidos] [contactos-vCard] AbstactDAO: Error adding an item. Params: userId = nombre.apellidos timestamp = 2014-12- </text:p>
      <text:p text:style-name="Codigo">10 09:14:03.127task = BEGIN:VCARD </text:p>
      <text:p text:style-name="Codigo">VERSION:3.0 </text:p>
      <text:p text:style-name="P33">N:XXXXXXX_MAS41S00;/O=SSPA/OU=SASMA411/CN=RECIPIENTS/CN=REDIRECCIONES/CN=R_XXXXX.;;; </text:p>
      <text:p text:style-name="Codigo">FN:XXXXXXX_MAS41S00, /O=SSPA/OU=SASMA411/CN=RECIPIENTS/CN=REDIRECCIONES/CN=R_XXXXX. </text:p>
      <text:p text:style-name="Codigo">NICKNAME: </text:p>
      <text:p text:style-name="Codigo">BDAY: </text:p>
      <text:p text:style-name="Codigo">ADR;TYPE=HOME:;;;;;; </text:p>
      <text:p text:style-name="Codigo">ADR;TYPE=INTL,POSTAL,PARCEL,WORK:;;;;;; </text:p>
      <text:p text:style-name="Codigo">ADR;TYPE=WORK:;;;;;; </text:p>
      <text:p text:style-name="Codigo">TEL;TYPE=VOICE,HOME: </text:p>
      <text:p text:style-name="Codigo">TEL;TYPE=FAX,HOME: </text:p>
      <text:p text:style-name="Codigo">TEL;TYPE=CELL,HOME: </text:p>
      <text:p text:style-name="Codigo">TEL;TYPE=PAGER: </text:p>
      <text:p text:style-name="Codigo"><text:soft-page-break/>TEL;TYPE=VOICE: </text:p>
      <text:p text:style-name="Codigo">TEL;TYPE=PREF,VOICE: </text:p>
      <text:p text:style-name="Codigo">TEL;TYPE=FAX: </text:p>
      <text:p text:style-name="Codigo">TEL;TYPE=CELL: </text:p>
      <text:p text:style-name="Codigo">TEL;TYPE=VOICE,WORK: </text:p>
      <text:p text:style-name="Codigo">TEL;TYPE=FAX,WORK: </text:p>
      <text:p text:style-name="Codigo">TEL;TYPE=CELL,WORK: </text:p>
      <text:p text:style-name="Codigo">TEL;TYPE=VOICE,WORK: </text:p>
      <text:p text:style-name="Codigo">EMAIL;TYPE=HOME: </text:p>
      <text:p text:style-name="Codigo">EMAIL;TYPE=WORK: </text:p>
      <text:p text:style-name="Codigo">EMAIL;TYPE=INTERNET: </text:p>
      <text:p text:style-name="Codigo">TITLE: </text:p>
      <text:p text:style-name="Codigo">ORG: </text:p>
      <text:p text:style-name="Codigo">CATEGORIES: </text:p>
      <text:p text:style-name="Codigo">NOTE: </text:p>
      <text:p text:style-name="Codigo">UID:jpim-c7fec8aabd98cec2fc8d9f8dccbb2d4a </text:p>
      <text:p text:style-name="Codigo">URL: </text:p>
      <text:p text:style-name="Codigo">CLASS:PUBLIC </text:p>
      <text:p text:style-name="Codigo">X-FUNAMBOL-HOBBIES: </text:p>
      <text:p text:style-name="Codigo">X-FUNAMBOL-ORGANIZATIONALID: </text:p>
      <text:p text:style-name="Codigo">X-FUNAMBOL-COMPANIES: </text:p>
      <text:p text:style-name="Codigo"><text:soft-page-break/>X-SPOUSE: </text:p>
      <text:p text:style-name="Codigo">X-FUNAMBOL-YOMICOMPANYNAME: </text:p>
      <text:p text:style-name="Codigo">X-ANNIVERSARY: </text:p>
      <text:p text:style-name="Codigo">X-FUNAMBOL-BILLINGINFO: </text:p>
      <text:p text:style-name="Codigo">X-FUNAMBOL-INITIALS:O.M. </text:p>
      <text:p text:style-name="Codigo">X-FUNAMBOL-LANGUAGES: </text:p>
      <text:p text:style-name="Codigo">X-FUNAMBOL-GENDER:0 </text:p>
      <text:p text:style-name="Codigo">X-FUNAMBOL-YOMIFIRSTNAME: </text:p>
      <text:p text:style-name="Codigo">X-FUNAMBOL-YOMILASTNAME: </text:p>
      <text:p text:style-name="Codigo">X-FUNAMBOL-CHILDREN: </text:p>
      <text:p text:style-name="Codigo">X-MANAGER: </text:p>
      <text:p text:style-name="Codigo">X-FUNAMBOL-SUBJECT:/O=SSPA/OU=SASMA411/CN=RECIPIENTS/CN=REDIRECCIONES/CN=R_XXXXX. XXXXXXX_MAS41S00 </text:p>
      <text:p text:style-name="Codigo">X-FUNAMBOL-MILEAGE: </text:p>
      <text:p text:style-name="Codigo">END:VCARD </text:p>
      <text:p text:style-name="Codigo"/>
      <text:p text:style-name="Codigo">[2014-12-10 09:14:20,990] [funambol.ContactSyncSource] [ERROR] [19E33A744C89DBF2FFDE2E5B4FA08A41] [fol-UEc0QVNFQ1JTU0dHMDE6YWRtaW4wMDk </text:p>
      <text:p text:style-name="Codigo">=] [nombre.apellidos] [contactos-vCard] CalendarSyncSource: Error updating the item com.funambol.framework.engine.SyncItemImpl@3 </text:p>
      <text:p text:style-name="Codigo">ade8db9[key= { keyValue: <text:soft-page-break/>000000005264418B19D4FD4EB9F7EE9761E2CB78640A2000 } ,parentKey=null,mappedKey=null,format=&lt;null&gt;,type=text/x-v </text:p>
      <text:p text:style-name="Codigo">card,timestamp=2014-12-10 09:14:03.127,content-lenght=1225,state=N,properties={PROPERTY_COMMAND=com.funambol.framework.core.Replace@69 </text:p>
      <text:p text:style-name="Codigo">2a8ae0, CONTENT_SIZE=1225}] </text:p>
      <text:p text:style-name="Codigo">org.hibernate.exception.GenericJDBCException: could not insert: [es.juntadeandalucia.cice.agata.sad.domain.Contacto] </text:p>
      <text:p text:style-name="Codigo"><text:tab/>at org.hibernate.exception.SQLStateConverter.handledNonSpecificException(SQLStateConverter.java:103) </text:p>
      <text:p text:style-name="Codigo"><text:tab/>at org.hibernate.exception.SQLStateConverter.convert(SQLStateConverter.java:91) </text:p>
      <text:p text:style-name="Codigo"><text:tab/>at org.hibernate.exception.JDBCExceptionHelper.convert(JDBCExceptionHelper.java:43) </text:p>
      <text:p text:style-name="Codigo"><text:tab/>at org.hibernate.persister.entity.AbstractEntityPersister.insert(AbstractEntityPersister.java:2272) </text:p>
      <text:p text:style-name="Codigo"><text:tab/>... </text:p>
      <text:p text:style-name="P33">Caused by: java.sql.SQLException: ORA-12899: value too large for column "SAD_OWNER01"."CONTACTO"."NOMBRE" (actual: 62, maximum: 50) </text:p>
      <text:p text:style-name="Codigo"><text:tab/>... </text:p>
      <text:p text:style-name="Codigo"><text:s/></text:p>
      <text:p text:style-name="Codigo">[2014-12-10 09:14:20,992] [funambol.engine.strategy] [ERROR] [19E33A744C89DBF2FFDE2E5B4FA08A41] [fol-UEc0QVNFQ1JTU0dHMDE6YWRtaW4wMDk=] </text:p>
      <text:p text:style-name="Codigo"><text:s/>[nombre.apellidos] [contactos-vCard] Error executing sync operation </text:p>
      <text:p text:style-name="Codigo"><text:soft-page-break/>com.funambol.framework.engine.source.SyncSourceException: ContactSyncSource: Error adding the item com.funambol.framework.engine.SyncI </text:p>
      <text:p text:style-name="Codigo">temImpl@3ade8db9[key= { keyValue: 000000005264418B19D4FD4EB9F7EE9761E2CB78640A2000 } ,parentKey=null,mappedKey=null,format=&lt;null&gt;,type </text:p>
      <text:p text:style-name="Codigo">=text/x-vcard,timestamp=2014-12-10 09:14:03.127,content-lenght=1225,state=N,properties={PROPERTY_COMMAND=com.funambol.framework.core.R </text:p>
      <text:p text:style-name="Codigo">eplace@692a8ae0, CONTENT_SIZE=1225}] </text:p>
      <text:p text:style-name="Codigo"><text:tab/>at es.juntadeandalucia.cice.agata.sad.sync.engine.source.ContactSyncSource.addSyncItem(ContactSyncSource.java:238) </text:p>
      <text:p text:style-name="Codigo"><text:tab/>at com.funambol.server.engine.Sync4jStrategy.execNewOperation(Sync4jStrategy.java:2414) </text:p>
      <text:p text:style-name="Codigo"><text:tab/>at com.funambol.server.engine.Sync4jStrategy.execSyncOperation(Sync4jStrategy.java:1200) </text:p>
      <text:p text:style-name="Codigo"><text:tab/>at es.juntadeandalucia.cice.agata.sad.sync.engine.strategy.AgataSyncStrategy.sync(AgataSyncStrategy.java:552) </text:p>
      <text:p text:style-name="Codigo"><text:tab/>at com.funambol.server.engine.Sync4jEngine.sync(Sync4jEngine.java:661) </text:p>
      <text:p text:style-name="Codigo"><text:tab/>... </text:p>
      <text:p text:style-name="Codigo">Caused by: org.hibernate.exception.GenericJDBCException: could not insert: [es.juntadeandalucia.cice.agata.sad.domain.Contacto] </text:p>
      <text:p text:style-name="Codigo"><text:tab/>... </text:p>
      <text:p text:style-name="Codigo">Caused by: java.sql.SQLException: ORA-12899: value too large for column "SAD_OWNER01"."CONTACTO"."NOMBRE" (actual: 62, maximum: 50) </text:p>
      <text:p text:style-name="Codigo"><text:soft-page-break/><text:tab/>... <text:change-end text:change-id="ct2425572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utiger-Light" svg:font-family="Frutiger-Light"/>
    <style:font-face style:name="OpenSymbol1" svg:font-family="OpenSymbol"/>
    <style:font-face style:name="DejaVu Sans" svg:font-family="'DejaVu Sans'" style:font-family-generic="swiss"/>
    <style:font-face style:name="Segoe UI" svg:font-family="'Segoe UI'" style:font-family-generic="swiss"/>
    <style:font-face style:name="OpenSymbol" svg:font-family="OpenSymbol" style:font-family-generic="system"/>
    <style:font-face style:name="Courier 10 Pitch" svg:font-family="'Courier 10 Pitch'" style:font-adornments="Predeterminado" style:font-pitch="fixed"/>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NewsGotT" fo:font-size="10pt" style:font-size-asian="10pt"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199cm" fo:margin-bottom="0.21cm" fo:text-align="justify" style:justify-single-word="false" fo:hyphenation-ladder-count="no-limit"/>
      <style:text-properties fo:font-size="11pt" style:font-size-asian="11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100%" fo:margin-left="0.76cm" fo:margin-right="0cm" fo:hyphenation-ladder-count="no-limit" fo:text-indent="-0.76cm" style:auto-text-indent="false" fo:break-before="page">
        <style:tab-stops/>
      </style:paragraph-properties>
      <style:text-properties style:font-name="Eras Md B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499cm" fo:margin-bottom="0.499cm" fo:hyphenation-ladder-count="no-limit"/>
      <style:text-properties style:font-name="Eras Md BT"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6cm" fo:margin-bottom="0cm" fo:hyphenation-ladder-count="no-limit"/>
      <style:text-properties style:font-name="Eras Md BT"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Eras Md BT" fo:font-size="12pt" fo:font-style="italic" fo:font-weight="bold" style:font-size-asian="12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NewsGotT" fo:font-size="13pt" fo:font-style="italic" fo:font-weight="bold" style:font-size-asian="13pt" style:font-style-asian="italic"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color="#ffffff" style:font-name="Tahoma" fo:font-weight="bold" style:font-weight-asian="bold" fo:hyphenate="false" fo:hyphenation-remain-char-count="0" fo:hyphenation-push-char-count="0"/>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ja_20_de_20_Control" style:display-name="Hoja de Control" style:family="paragraph" style:parent-style-name="Text_20_body">
      <style:paragraph-properties fo:hyphenation-ladder-count="no-limit"/>
      <style:text-properties style:font-name="Eras Md BT" fo:font-size="14pt" fo:font-weight="bold" style:font-size-asian="14pt" style:font-weight-asian="bold" fo:hyphenate="false" fo:hyphenation-remain-char-count="0" fo:hyphenation-push-char-count="0"/>
    </style:style>
    <style:style style:name="Contents_20_Heading" style:display-name="Contents Heading" style:family="paragraph" style:parent-style-name="Heading" style:class="index">
      <style:paragraph-properties fo:text-align="center" style:justify-single-word="false" fo:hyphenation-ladder-count="no-limit" text:number-lines="false" text:line-number="0"/>
      <style:text-properties style:font-name="Eras Md BT"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100%" fo:margin-left="0.101cm" fo:margin-right="0cm" fo:margin-top="0.199cm" fo:margin-bottom="0.199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101cm" fo:margin-bottom="0.101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100%" fo:margin-left="0.998cm" fo:margin-right="0cm" fo:margin-top="0.101cm" fo:margin-bottom="0.101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100%" fo:margin-left="1.498cm" fo:margin-right="0cm" fo:margin-top="0.101cm" fo:margin-bottom="0.101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100%" fo:margin-left="1.997cm" fo:margin-right="0cm" fo:margin-top="0.101cm" fo:margin-bottom="0.101cm" fo:hyphenation-ladder-count="no-limit" fo:text-indent="0cm" style:auto-text-indent="false">
        <style:tab-stops>
          <style:tab-stop style:position="14.004cm" style:type="right" style:leader-style="dotted" style:leader-text="."/>
        </style:tab-stops>
      </style:paragraph-properties>
      <style:text-properties fo:hyphenate="false" fo:hyphenation-remain-char-count="0" fo:hyphenation-push-char-count="0"/>
    </style:style>
    <style:style style:name="Tema" style:family="paragraph" style:parent-style-name="Standard">
      <style:paragraph-properties fo:margin-top="0cm" fo:margin-bottom="0.3cm" fo:text-align="end" style:justify-single-word="false" fo:hyphenation-ladder-count="no-limit"/>
      <style:text-properties style:font-name="Eras Bk BT" fo:font-size="16pt" fo:font-weight="bold" style:font-size-asian="16pt" style:font-weight-asian="bold" fo:hyphenate="false" fo:hyphenation-remain-char-count="0" fo:hyphenation-push-char-count="0"/>
    </style:style>
    <style:style style:name="Title" style:family="paragraph" style:parent-style-name="Tema" style:next-style-name="Subtitle" style:class="chapter">
      <style:paragraph-properties fo:margin-top="0cm" fo:margin-bottom="0cm" fo:hyphenation-ladder-count="no-limit" fo:padding="0cm" fo:border-left="none" fo:border-right="none" fo:border-top="none" fo:border-bottom="0.009cm solid #94bd5e" style:shadow="none"/>
      <style:text-properties fo:font-size="18pt" style:font-size-asian="18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cm" fo:text-align="end" style:justify-single-word="false" fo:hyphenation-ladder-count="no-limit"/>
      <style:text-properties style:font-name="Eras Bk BT" fo:font-style="italic" fo:font-weight="bold" style:font-style-asian="italic" style:font-weight-asian="bold" style:font-style-complex="italic" fo:hyphenate="false" fo:hyphenation-remain-char-count="0" fo:hyphenation-push-char-count="0"/>
    </style:style>
    <style:style style:name="Titulo" style:family="paragraph" style:parent-style-name="Text_20_body">
      <style:paragraph-properties fo:hyphenation-ladder-count="no-limit"/>
      <style:text-properties fo:hyphenate="false" fo:hyphenation-remain-char-count="0" fo:hyphenation-push-char-count="0"/>
    </style:style>
    <style:style style:name="Sin_20_nombre1" style:display-name="Sin nombre1" style:family="paragraph" style:parent-style-name="Title">
      <style:paragraph-properties fo:hyphenation-ladder-count="no-limit"/>
      <style:text-properties fo:hyphenate="false" fo:hyphenation-remain-char-count="0" fo:hyphenation-push-char-count="0"/>
    </style:style>
    <style:style style:name="Nota_20_al_20_pié" style:display-name="Nota al pié" style:family="paragraph" style:parent-style-name="Text_20_body">
      <style:paragraph-properties fo:text-align="end" style:justify-single-word="false" fo:hyphenation-ladder-count="no-limit"/>
      <style:text-properties fo:font-size="12pt" style:font-size-asian="12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igura" style:family="paragraph" style:parent-style-name="Standard">
      <style:paragraph-properties fo:hyphenation-ladder-count="no-limit"/>
      <style:text-properties fo:font-size="9pt" style:font-size-asian="9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arrafo_20_destacado" style:display-name="parrafo destacado" style:family="paragraph" style:parent-style-name="Text_20_body">
      <style:paragraph-properties fo:margin-top="0cm" fo:margin-bottom="0cm" fo:text-align="start" style:justify-single-word="false" fo:hyphenation-ladder-count="no-limit" fo:background-color="#cccccc">
        <style:background-image/>
      </style:paragraph-properties>
      <style:text-properties style:font-name="Courier New" fo:font-size="10pt" style:font-size-asian="10pt" fo:hyphenate="false" fo:hyphenation-remain-char-count="0" fo:hyphenation-push-char-count="0"/>
    </style:style>
    <style:style style:name="viñetas" style:family="paragraph" style:parent-style-name="Text_20_body">
      <style:paragraph-properties fo:margin-top="0cm" fo:margin-bottom="0cm" fo:hyphenation-ladder-count="no-limit"/>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100%" fo:margin-left="0.499cm" fo:margin-right="0cm" fo:margin-top="0.101cm" fo:margin-bottom="0cm" fo:hyphenation-ladder-count="no-limit" fo:text-indent="0cm" style:auto-text-indent="false">
        <style:tab-stops/>
      </style:paragraph-properties>
      <style:text-properties fo:hyphenate="false" fo:hyphenation-remain-char-count="0" fo:hyphenation-push-char-count="0"/>
    </style:style>
    <style:style style:name="Footnote" style:family="paragraph" style:parent-style-name="Standard" style:class="extra">
      <style:paragraph-properties fo:margin="100%" fo:margin-left="0.499cm" fo:margin-right="0cm" fo:hyphenation-ladder-count="no-limit" fo:text-indent="-0.499cm" style:auto-text-indent="false" text:number-lines="false" text:line-number="0">
        <style:tab-stops/>
      </style:paragraph-properties>
      <style:text-properties style:font-size-complex="10pt"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odigo" style:family="paragraph" style:parent-style-name="Text_20_body">
      <style:paragraph-properties fo:text-align="start" style:justify-single-word="false"/>
      <style:text-properties style:font-name="Courier 10 Pitch"/>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Symbol" fo:font-size="12pt" style:font-size-asian="12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67%"/>
    </style:style>
    <style:style style:name="WW_5f_CharLFO2LVL1" style:display-name="WW_CharLFO2LVL1" style:family="text">
      <style:text-properties style:font-name="Symbol" fo:font-size="12pt" style:font-size-asian="12pt"/>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Ref._20_de_20_nota_20_al_20_pie" style:display-name="Ref. de nota al pie" style:family="text" style:parent-style-name="Fuente_20_de_20_párrafo_20_predeter.">
      <style:text-properties style:text-position="super 67%"/>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889cm" fo:margin-left="0.053cm" table:align="left"/>
    </style:style>
    <style:style style:name="Tabla1.A" style:family="table-column">
      <style:table-column-properties style:column-width="2.452cm"/>
    </style:style>
    <style:style style:name="Tabla1.B" style:family="table-column">
      <style:table-column-properties style:column-width="8.269cm"/>
    </style:style>
    <style:style style:name="Tabla1.C" style:family="table-column">
      <style:table-column-properties style:column-width="5.168cm"/>
    </style:style>
    <style:style style:name="Tabla1.1" style:family="table-row">
      <style:table-row-properties style:min-row-height="1.794cm" style:use-optimal-row-height="false"/>
    </style:style>
    <style:style style:name="Tabla1.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1.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top="0cm" fo:margin-bottom="0.499cm" fo:text-align="center" style:justify-single-word="fals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style>
    <style:style style:name="MP3" style:family="paragraph" style:parent-style-name="Table_20_Contents">
      <style:paragraph-properties fo:margin-left="0cm" fo:margin-right="0.101cm" fo:text-align="center" style:justify-single-word="false" fo:text-indent="0cm" style:auto-text-indent="false"/>
    </style:style>
    <style:style style:name="MP4" style:family="paragraph" style:parent-style-name="Table_20_Contents">
      <style:paragraph-properties fo:margin-left="0cm" fo:margin-right="0.101cm" fo:text-align="center" style:justify-single-word="false" fo:text-indent="0cm" style:auto-text-indent="false"/>
      <style:text-properties style:font-name="Eras Bk BT" fo:font-weight="bold" fo:background-color="transparen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9cm solid #808080" fo:border-bottom="none" style:shadow="none">
        <style:tab-stops>
          <style:tab-stop style:position="15.998cm" style:type="right"/>
        </style:tab-stops>
      </style:paragraph-properties>
    </style:style>
    <style:style style:name="MT1" style:family="text">
      <style:text-properties style:font-name="Eras Bk BT" fo:font-weight="bold" style:font-weight-asian="bold" style:font-size-complex="10pt" style:font-weight-complex="bold"/>
    </style:style>
    <style:style style:name="MT2" style:family="text">
      <style:text-properties fo:background-color="#ffff00"/>
    </style:style>
    <style:style style:name="MT3" style:family="text">
      <style:text-properties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tracked-changes>
          <text:changed-region xml:id="ct238675976" text:id="ct238675976">
            <text:deletion>
              <office:change-info>
                <dc:creator>Jorge </dc:creator>
                <dc:date>2015-05-06T11:27:00</dc:date>
              </office:change-info>
              <text:p text:style-name="MP4"><text:span text:style-name="MT2">CEIC</text:span></text:p>
            </text:deletion>
          </text:changed-region>
          <text:changed-region xml:id="ct238676080" text:id="ct238676080">
            <text:insertion>
              <office:change-info>
                <dc:creator>Jorge </dc:creator>
                <dc:date>2015-05-06T11:48:00</dc:date>
              </office:change-info>
            </text:insertion>
          </text:changed-region>
        </text:tracked-changes>
        <text:p text:style-nam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draw:frame draw:style-name="Mfr1" draw:name="gráficos4" text:anchor-type="paragraph" svg:x="0.021cm" svg:y="0.104cm" svg:width="2.379cm" svg:height="1.67cm" draw:z-index="4"><draw:image xlink:href="Pictures/1000000000000119000000C5DFE954A6.jpg" xlink:type="simple" xlink:show="embed" xlink:actuate="onLoad"/></draw:frame></text:p>
            </table:table-cell>
            <table:table-cell table:style-name="Tabla1.A1" office:value-type="string">
              <text:p text:style-name="MP2"><text:span text:style-name="Fuente_20_de_20_párrafo_20_predeter."><text:span text:style-name="MT1"><text:subject>Agata, agenda corporativa.</text:subject></text:span></text:span></text:p>
              <text:p text:style-name="MP3"><text:span text:style-name="Fuente_20_de_20_párrafo_20_predeter."><text:span text:style-name="MT1"><text:title>Guía de migración y errores conocidos</text:title></text:span></text:span></text:p>
            </table:table-cell>
            <table:table-cell table:style-name="Tabla1.C1" office:value-type="string">
              <text:p text:style-name="MP4"><text:change text:change-id="ct238675976"/><text:change-start text:change-id="ct238676080"/>Consejería de Hacienda y Adminsitración Pública</text:p>
              <text:p text:style-name="MP4"/>
              <text:p text:style-name="MP4">D.G. de Política Digital<text:change-end text:change-id="ct238676080"/></text:p>
            </table:table-cell>
          </table:table-row>
        </table:table>
        <text:p text:style-name="Standard"/>
      </style:header>
      <style:footer>
        <text:p text:style-name="MP5"><text:span text:style-name="Fuente_20_de_20_párrafo_20_predeter."><text:span text:style-name="MT3"><text:tab/></text:span></text:span>Página <text:page-number text:select-page="current">23</text:page-number> de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Guía de migración y errores conocidos</dc:title>
    <dc:subject>Agata, agenda corporativa.</dc:subject>
    <meta:initial-creator>Alberto Cubero Rojano</meta:initial-creator>
    <dc:date>2015-05-11T12:25:22.13</dc:date>
    <meta:editing-cycles>83</meta:editing-cycles>
    <meta:editing-duration>P1DT12H38M59S</meta:editing-duration>
    <meta:keyword>0100</meta:keyword>
    <dc:creator>INDRA </dc:creator>
    <meta:document-statistic meta:table-count="5" meta:image-count="2" meta:object-count="0" meta:page-count="23" meta:paragraph-count="312" meta:word-count="3997" meta:character-count="40068"/>
    <meta:user-defined meta:name="Departamento">CHAP</meta:user-defined>
    <meta:user-defined meta:name="Información 3"/>
    <meta:user-defined meta:name="Información 4"/>
    <meta:user-defined meta:name="Organismo">Consejería de Hacienda y Administración Pública</meta:user-defined>
    <meta:template xlink:type="simple" xlink:actuate="onRequest" xlink:title="" xlink:href="file:///C:/Users/ivillarc/AppData/Local/Microsoft/Windows/Temporary%20Internet%20Files/Content.Outlook/Downloads/guia_desarrollo_web_services_v4.odt/Normal.dotm"/>
  </office:meta>
</office:document-meta>
</file>